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4000001AE59BF7B3FAD5784C1.png" manifest:media-type="image/png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6.934cm" fo:padding-top="0.178cm" fo:padding-bottom="0.178cm" fo:padding-left="0.303cm" fo:padding-right="0.30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5.596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1.088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26cm" fo:min-width="5.438cm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819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739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8.083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11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13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15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2.308cm"/>
    </style:style>
    <style:style style:name="gr18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24cm" fo:min-width="8.0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2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512cm" fo:min-width="9.66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4.434cm" fo:padding-top="0.178cm" fo:padding-bottom="0.178cm" fo:padding-left="0.303cm" fo:padding-right="0.303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923cm" fo:min-width="1.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37cm" fo:min-width="6.604cm"/>
    </style:style>
    <style:style style:name="gr2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4.538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9.73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3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2.732cm"/>
    </style:style>
    <style:style style:name="gr38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44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7.033cm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1cm" fo:min-width="1.573cm"/>
    </style:style>
    <style:style style:name="gr4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4.947cm" fo:min-width="0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0.588cm" fo:min-width="0cm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5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3333ff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4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558cm" svg:height="6.86cm" svg:x="3.082cm" svg:y="4.592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9.558cm" svg:height="6.86cm" svg:x="-11.918cm" svg:y="4.592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2" draw:text-style-name="P2" draw:layer="layout" svg:width="7.54cm" svg:height="0.762cm" svg:x="2.54cm" svg:y="9.81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558cm" svg:height="6.86cm" svg:x="-4.318cm" svg:y="-1.008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3" draw:text-style-name="P3" draw:layer="layout" svg:width="6.096cm" svg:height="1.778cm" svg:x="26.67cm" svg:y="1.7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166cm" svg:height="10.582cm" svg:x="33.528cm" svg:y="1.778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3.178cm" svg:y="3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938cm" svg:height="1.076cm" svg:x="33.178cm" svg:y="1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4.291cm" draw:transform="rotate (-1.56660753659011) translate (39.851cm 11.8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826cm" svg:height="1.034cm" svg:x="36.014cm" svg:y="12.3cm">
          <draw:text-box>
            <text:p><text:span text:style-name="T1">MIDDAY</text:span></text:p>
          </draw:text-box>
        </draw:frame>
        <draw:custom-shape draw:style-name="gr8" draw:text-style-name="P4" draw:layer="layout" svg:width="0.508cm" svg:height="4.291cm" draw:transform="rotate (-1.56660753659011) translate (44.53cm 11.8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826cm" svg:height="1.034cm" svg:x="41.093cm" svg:y="12.28cm">
          <draw:text-box>
            <text:p><text:span text:style-name="T1">DUSK</text:span></text:p>
          </draw:text-box>
        </draw:frame>
        <draw:custom-shape draw:style-name="gr9" draw:text-style-name="P4" draw:layer="layout" svg:width="0.508cm" svg:height="8.875cm" draw:transform="rotate (-1.56660753659011) translate (53.593cm 11.7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5.644cm" svg:height="1.817cm" svg:x="46.572cm" svg:y="12.26cm">
          <draw:text-box>
            <text:p><text:span text:style-name="T1">NIGHT/DAWN</text:span></text:p>
          </draw:text-box>
        </draw:frame>
        <draw:line draw:style-name="gr11" draw:text-style-name="P1" draw:layer="layout" svg:x1="35.763cm" svg:y1="9.706cm" svg:x2="36.779cm" svg:y2="9.706cm">
          <text:p/>
        </draw:line>
        <draw:frame draw:style-name="gr12" draw:text-style-name="P6" draw:layer="layout" svg:width="3.556cm" svg:height="0.721cm" draw:transform="rotate (1.5707963267949) translate (35.819cm 11.801cm)">
          <draw:text-box>
            <text:p><text:span text:style-name="T2">LD ZT4</text:span></text:p>
          </draw:text-box>
        </draw:frame>
        <draw:line draw:style-name="gr11" draw:text-style-name="P1" draw:layer="layout" svg:x1="37.263cm" svg:y1="9.706cm" svg:x2="38.279cm" svg:y2="9.706cm">
          <text:p/>
        </draw:line>
        <draw:frame draw:style-name="gr12" draw:text-style-name="P6" draw:layer="layout" svg:width="3.556cm" svg:height="0.721cm" draw:transform="rotate (1.5707963267949) translate (37.319cm 11.801cm)">
          <draw:text-box>
            <text:p><text:span text:style-name="T2">SD ZT4</text:span></text:p>
          </draw:text-box>
        </draw:frame>
        <draw:line draw:style-name="gr11" draw:text-style-name="P1" draw:layer="layout" svg:x1="38.763cm" svg:y1="9.706cm" svg:x2="39.779cm" svg:y2="9.706cm">
          <text:p/>
        </draw:line>
        <draw:frame draw:style-name="gr12" draw:text-style-name="P6" draw:layer="layout" svg:width="3.556cm" svg:height="0.721cm" draw:transform="rotate (1.5707963267949) translate (38.819cm 11.801cm)">
          <draw:text-box>
            <text:p><text:span text:style-name="T2">LD ZT8</text:span></text:p>
          </draw:text-box>
        </draw:frame>
        <draw:line draw:style-name="gr13" draw:text-style-name="P1" draw:layer="layout" svg:x1="40.263cm" svg:y1="9.706cm" svg:x2="41.279cm" svg:y2="9.706cm">
          <text:p/>
        </draw:line>
        <draw:frame draw:style-name="gr12" draw:text-style-name="P6" draw:layer="layout" svg:width="3.556cm" svg:height="0.721cm" draw:transform="rotate (1.5707963267949) translate (40.42cm 11.801cm)">
          <draw:text-box>
            <text:p><text:span text:style-name="T2">SD ZT8</text:span></text:p>
          </draw:text-box>
        </draw:frame>
        <draw:line draw:style-name="gr13" draw:text-style-name="P1" draw:layer="layout" svg:x1="41.863cm" svg:y1="9.706cm" svg:x2="42.879cm" svg:y2="9.706cm">
          <text:p/>
        </draw:line>
        <draw:frame draw:style-name="gr14" draw:text-style-name="P7" draw:layer="layout" svg:width="3.556cm" svg:height="0.835cm" draw:transform="rotate (1.5707963267949) translate (42.02cm 11.801cm)">
          <draw:text-box>
            <text:p><text:span text:style-name="T3">LD ZT16</text:span></text:p>
          </draw:text-box>
        </draw:frame>
        <draw:line draw:style-name="gr13" draw:text-style-name="P1" draw:layer="layout" svg:x1="43.374cm" svg:y1="9.706cm" svg:x2="44.39cm" svg:y2="9.706cm">
          <text:p/>
        </draw:line>
        <draw:frame draw:style-name="gr12" draw:text-style-name="P6" draw:layer="layout" svg:width="3.556cm" svg:height="0.721cm" draw:transform="rotate (1.5707963267949) translate (43.531cm 11.801cm)">
          <draw:text-box>
            <text:p><text:span text:style-name="T2">LD ZT12</text:span></text:p>
          </draw:text-box>
        </draw:frame>
        <draw:line draw:style-name="gr15" draw:text-style-name="P1" draw:layer="layout" svg:x1="44.863cm" svg:y1="9.706cm" svg:x2="45.879cm" svg:y2="9.706cm">
          <text:p/>
        </draw:line>
        <draw:frame draw:style-name="gr12" draw:text-style-name="P6" draw:layer="layout" svg:width="3.556cm" svg:height="0.721cm" draw:transform="rotate (1.5707963267949) translate (44.919cm 11.801cm)">
          <draw:text-box>
            <text:p><text:span text:style-name="T2">LD ZT0</text:span></text:p>
          </draw:text-box>
        </draw:frame>
        <draw:line draw:style-name="gr15" draw:text-style-name="P1" draw:layer="layout" svg:x1="46.363cm" svg:y1="9.706cm" svg:x2="47.379cm" svg:y2="9.706cm">
          <text:p/>
        </draw:line>
        <draw:frame draw:style-name="gr12" draw:text-style-name="P6" draw:layer="layout" svg:width="3.556cm" svg:height="0.721cm" draw:transform="rotate (1.5707963267949) translate (46.419cm 11.801cm)">
          <draw:text-box>
            <text:p><text:span text:style-name="T2">LD ZT20</text:span></text:p>
          </draw:text-box>
        </draw:frame>
        <draw:line draw:style-name="gr15" draw:text-style-name="P1" draw:layer="layout" svg:x1="47.963cm" svg:y1="9.706cm" svg:x2="48.979cm" svg:y2="9.706cm">
          <text:p/>
        </draw:line>
        <draw:frame draw:style-name="gr12" draw:text-style-name="P6" draw:layer="layout" svg:width="3.556cm" svg:height="0.721cm" draw:transform="rotate (1.5707963267949) translate (48.019cm 11.801cm)">
          <draw:text-box>
            <text:p><text:span text:style-name="T2">SD ZT12</text:span></text:p>
          </draw:text-box>
        </draw:frame>
        <draw:line draw:style-name="gr15" draw:text-style-name="P1" draw:layer="layout" svg:x1="49.463cm" svg:y1="9.706cm" svg:x2="50.479cm" svg:y2="9.706cm">
          <text:p/>
        </draw:line>
        <draw:frame draw:style-name="gr12" draw:text-style-name="P6" draw:layer="layout" svg:width="3.556cm" svg:height="0.721cm" draw:transform="rotate (1.5707963267949) translate (49.519cm 11.801cm)">
          <draw:text-box>
            <text:p><text:span text:style-name="T2">SD ZT16</text:span></text:p>
          </draw:text-box>
        </draw:frame>
        <draw:line draw:style-name="gr15" draw:text-style-name="P1" draw:layer="layout" svg:x1="50.963cm" svg:y1="9.706cm" svg:x2="51.979cm" svg:y2="9.706cm">
          <text:p/>
        </draw:line>
        <draw:frame draw:style-name="gr12" draw:text-style-name="P6" draw:layer="layout" svg:width="3.556cm" svg:height="0.721cm" draw:transform="rotate (1.5707963267949) translate (51.019cm 11.801cm)">
          <draw:text-box>
            <text:p><text:span text:style-name="T2">SD ZT20</text:span></text:p>
          </draw:text-box>
        </draw:frame>
        <draw:line draw:style-name="gr15" draw:text-style-name="P1" draw:layer="layout" svg:x1="52.463cm" svg:y1="9.706cm" svg:x2="53.479cm" svg:y2="9.706cm">
          <text:p/>
        </draw:line>
        <draw:frame draw:style-name="gr12" draw:text-style-name="P6" draw:layer="layout" svg:width="3.556cm" svg:height="0.721cm" draw:transform="rotate (1.5707963267949) translate (52.519cm 11.801cm)">
          <draw:text-box>
            <text:p><text:span text:style-name="T2">SD ZT0</text:span></text:p>
          </draw:text-box>
        </draw:frame>
        <draw:frame draw:style-name="gr1" draw:text-style-name="P1" draw:layer="layout" svg:width="17.186cm" svg:height="17.186cm" svg:x="15.5cm" svg:y="15.94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17.196cm" svg:height="17.196cm" svg:x="35.714cm" svg:y="15.842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4.778cm" svg:y="20.4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8cm" svg:height="7.668cm" svg:x="14.578cm" svg:y="20.7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26.114cm" svg:y="28.6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24.314cm" svg:y="27.3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24.214cm" svg:y="30.3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18.714cm" svg:y="25.4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18.214cm" svg:y="24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16.514cm" svg:y="25.4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19.214cm" svg:y="20.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17.514cm" svg:y="21.6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16.014cm" svg:y="20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21.314cm" svg:y="16.6cm">
          <draw:text-box>
            <text:p><text:span text:style-name="T1">ZT12</text:span><text:span text:style-name="T4">1</text:span></text:p>
          </draw:text-box>
        </draw:frame>
        <draw:frame draw:style-name="gr16" draw:text-style-name="P5" draw:layer="layout" svg:width="4.826cm" svg:height="1.668cm" svg:x="23.814cm" svg:y="16.5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21.114cm" svg:y="18.3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28.014cm" svg:y="17.5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23.614cm" svg:y="18.4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25.714cm" svg:y="20cm">
          <draw:text-box>
            <text:p><text:span text:style-name="T1">ZT16</text:span><text:span text:style-name="T4">3</text:span></text:p>
          </draw:text-box>
        </draw:frame>
        <draw:custom-shape draw:style-name="gr17" draw:text-style-name="P3" draw:layer="layout" svg:width="2.808cm" svg:height="7.668cm" svg:x="29.878cm" svg:y="20.7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28.014cm" svg:y="23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27.914cm" svg:y="24.8cm">
          <draw:text-box>
            <text:p><text:span text:style-name="T1">ZT20</text:span><text:span text:style-name="T4">3</text:span></text:p>
          </draw:text-box>
        </draw:frame>
        <draw:frame draw:style-name="gr16" draw:text-style-name="P5" draw:layer="layout" svg:width="4.826cm" svg:height="1.668cm" svg:x="25.314cm" svg:y="23.5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5.814cm" svg:y="29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41.314cm" svg:y="2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39.314cm" svg:y="24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8.214cm" svg:y="27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36.414cm" svg:y="21.7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6.414cm" svg:y="23.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39.714cm" svg:y="20.4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44.114cm" svg:y="24.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42.914cm" svg:y="18.3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3.014cm" svg:y="19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40.714cm" svg:y="22.8cm">
          <draw:text-box>
            <text:p><text:span text:style-name="T1">ZT20</text:span><text:span text:style-name="T4">3</text:span></text:p>
          </draw:text-box>
        </draw:frame>
        <draw:custom-shape draw:style-name="gr17" draw:text-style-name="P3" draw:layer="layout" svg:width="2.808cm" svg:height="7.668cm" svg:x="49.978cm" svg:y="20.4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45.814cm" svg:y="19.4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44.414cm" svg:y="23cm">
          <draw:text-box>
            <text:p><text:span text:style-name="T1">ZT16</text:span><text:span text:style-name="T4">3</text:span></text:p>
          </draw:text-box>
        </draw:frame>
        <draw:frame draw:style-name="gr16" draw:text-style-name="P5" draw:layer="layout" svg:width="4.826cm" svg:height="1.668cm" svg:x="43.114cm" svg:y="20.9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48.214cm" svg:y="21.6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48.214cm" svg:y="24.8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48.714cm" svg:y="22.9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0.058cm" svg:height="9.446cm" draw:transform="skewX (7.84045729320942E-017) rotate (2.65255139718098) translate (25.4912369020124cm 29.5406344994335cm)" svg:viewBox="0 0 10059 9447" draw:points="65,0 8244,0 10059,3642 7000,9158 3941,9447 0,5370">
          <text:p/>
        </draw:polygon>
        <draw:polygon draw:style-name="gr19" draw:text-style-name="P1" draw:layer="layout" svg:width="8.321cm" svg:height="5.762cm" draw:transform="skewX (-7.76754522217246E-017) rotate (-2.4310691151029) translate (48.26cm 23.622cm)" svg:viewBox="0 0 8322 5763" draw:points="3296,5516 8322,5517 6054,753 0,0 985,3528 2413,5763">
          <text:p/>
        </draw:polygon>
        <draw:custom-shape draw:style-name="gr20" draw:text-style-name="P3" draw:layer="layout" svg:width="8.546cm" svg:height="1.674cm" svg:x="18.278cm" svg:y="32.3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8.546cm" svg:height="1.674cm" svg:x="39.078cm" svg:y="32.278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826cm" svg:height="1.267cm" svg:x="42.214cm" svg:y="32.7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svg:x="22.214cm" svg:y="32.801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draw:transform="rotate (1.5707963267949) translate (14.593cm 24.247cm)">
          <draw:text-box>
            <text:p><text:span text:style-name="T5">PC2</text:span></text:p>
          </draw:text-box>
        </draw:frame>
        <draw:frame draw:style-name="gr21" draw:text-style-name="P8" draw:layer="layout" svg:width="4.826cm" svg:height="1.267cm" draw:transform="rotate (1.5707963267949) translate (34.794cm 23.947cm)">
          <draw:text-box>
            <text:p><text:span text:style-name="T5">PC2</text:span></text:p>
          </draw:text-box>
        </draw:frame>
        <draw:custom-shape draw:style-name="gr22" draw:text-style-name="P2" draw:layer="layout" svg:width="10.16cm" svg:height="0.762cm" svg:x="2.54cm" svg:y="4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04cm" svg:height="0.762cm" svg:x="12.74cm" svg:y="4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04cm" svg:height="0.762cm" svg:x="5.14cm" svg:y="9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4cm" svg:height="0.762cm" svg:x="10.24cm" svg:y="9.8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5.334cm" svg:y="2.9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17.966cm" svg:y="2.9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6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-1.83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5.322cm" svg:height="12.66cm" svg:x="30.899cm" svg:y="0.272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6" draw:text-style-name="P3" draw:layer="layout" svg:width="1.9cm" svg:height="9.173cm" svg:x="30.48cm" svg:y="2.3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7.104cm" svg:height="1.287cm" svg:x="30.48cm" svg:y="-0.3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08cm" svg:height="5.134cm" draw:transform="skewX (-0.000698131700797731) rotate (-1.56660753659011) translate (38.464cm 12.3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" draw:layer="layout" svg:width="5.774cm" svg:height="1.237cm" svg:x="33.873cm" svg:y="12.86cm">
          <draw:text-box>
            <text:p><text:span text:style-name="T1">MIDDAY</text:span></text:p>
          </draw:text-box>
        </draw:frame>
        <draw:custom-shape draw:style-name="gr28" draw:text-style-name="P4" draw:layer="layout" svg:width="0.608cm" svg:height="5.134cm" draw:transform="skewX (0.000523598775598299) rotate (-1.56660753659011) translate (44.061cm 12.2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" draw:layer="layout" svg:width="5.773cm" svg:height="1.237cm" svg:x="39.95cm" svg:y="12.836cm">
          <draw:text-box>
            <text:p><text:span text:style-name="T1">DUSK</text:span></text:p>
          </draw:text-box>
        </draw:frame>
        <draw:custom-shape draw:style-name="gr30" draw:text-style-name="P4" draw:layer="layout" svg:width="0.608cm" svg:height="10.618cm" draw:transform="skewX (-0.000872664625997164) rotate (-1.56660753659011) translate (54.904cm 12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5" draw:layer="layout" svg:width="6.751cm" svg:height="2.174cm" svg:x="46.505cm" svg:y="12.812cm">
          <draw:text-box>
            <text:p><text:span text:style-name="T1">NIGHT/DAWN</text:span></text:p>
          </draw:text-box>
        </draw:frame>
        <draw:line draw:style-name="gr11" draw:text-style-name="P1" draw:layer="layout" svg:x1="33.573cm" svg:y1="9.757cm" svg:x2="34.789cm" svg:y2="9.757cm">
          <text:p/>
        </draw:line>
        <draw:frame draw:style-name="gr32" draw:text-style-name="P7" draw:layer="layout" svg:width="4.254cm" svg:height="0.864cm" draw:transform="rotate (1.5707963267949) translate (33.639cm 12.263cm)">
          <draw:text-box>
            <text:p><text:span text:style-name="T3">LD ZT4</text:span></text:p>
          </draw:text-box>
        </draw:frame>
        <draw:line draw:style-name="gr11" draw:text-style-name="P1" draw:layer="layout" svg:x1="35.367cm" svg:y1="9.757cm" svg:x2="36.583cm" svg:y2="9.757cm">
          <text:p/>
        </draw:line>
        <draw:frame draw:style-name="gr33" draw:text-style-name="P7" draw:layer="layout" svg:width="4.254cm" svg:height="0.863cm" draw:transform="rotate (1.5707963267949) translate (35.434cm 12.263cm)">
          <draw:text-box>
            <text:p><text:span text:style-name="T3">SD ZT4</text:span></text:p>
          </draw:text-box>
        </draw:frame>
        <draw:line draw:style-name="gr11" draw:text-style-name="P1" draw:layer="layout" svg:x1="37.162cm" svg:y1="9.757cm" svg:x2="38.378cm" svg:y2="9.757cm">
          <text:p/>
        </draw:line>
        <draw:frame draw:style-name="gr32" draw:text-style-name="P7" draw:layer="layout" svg:width="4.254cm" svg:height="0.864cm" draw:transform="rotate (1.5707963267949) translate (37.228cm 12.263cm)">
          <draw:text-box>
            <text:p><text:span text:style-name="T3">LD ZT8</text:span></text:p>
          </draw:text-box>
        </draw:frame>
        <draw:line draw:style-name="gr13" draw:text-style-name="P1" draw:layer="layout" svg:x1="38.956cm" svg:y1="9.757cm" svg:x2="40.172cm" svg:y2="9.757cm">
          <text:p/>
        </draw:line>
        <draw:frame draw:style-name="gr33" draw:text-style-name="P7" draw:layer="layout" svg:width="4.254cm" svg:height="0.863cm" draw:transform="rotate (1.5707963267949) translate (39.144cm 12.263cm)">
          <draw:text-box>
            <text:p><text:span text:style-name="T3">SD ZT8</text:span></text:p>
          </draw:text-box>
        </draw:frame>
        <draw:line draw:style-name="gr13" draw:text-style-name="P1" draw:layer="layout" svg:x1="40.87cm" svg:y1="9.757cm" svg:x2="42.086cm" svg:y2="9.757cm">
          <text:p/>
        </draw:line>
        <draw:frame draw:style-name="gr34" draw:text-style-name="P7" draw:layer="layout" svg:width="4.254cm" svg:height="0.862cm" draw:transform="rotate (1.5707963267949) translate (41.059cm 12.263cm)">
          <draw:text-box>
            <text:p><text:span text:style-name="T3">LD ZT16</text:span></text:p>
          </draw:text-box>
        </draw:frame>
        <draw:line draw:style-name="gr13" draw:text-style-name="P1" draw:layer="layout" svg:x1="42.678cm" svg:y1="9.757cm" svg:x2="43.894cm" svg:y2="9.757cm">
          <text:p/>
        </draw:line>
        <draw:frame draw:style-name="gr33" draw:text-style-name="P7" draw:layer="layout" svg:width="4.254cm" svg:height="0.863cm" draw:transform="rotate (1.5707963267949) translate (42.866cm 12.263cm)">
          <draw:text-box>
            <text:p><text:span text:style-name="T3">LD ZT12</text:span></text:p>
          </draw:text-box>
        </draw:frame>
        <draw:line draw:style-name="gr15" draw:text-style-name="P1" draw:layer="layout" svg:x1="44.46cm" svg:y1="9.757cm" svg:x2="45.676cm" svg:y2="9.757cm">
          <text:p/>
        </draw:line>
        <draw:frame draw:style-name="gr32" draw:text-style-name="P7" draw:layer="layout" svg:width="4.254cm" svg:height="0.864cm" draw:transform="rotate (1.5707963267949) translate (44.526cm 12.263cm)">
          <draw:text-box>
            <text:p><text:span text:style-name="T3">LD ZT0</text:span></text:p>
          </draw:text-box>
        </draw:frame>
        <draw:line draw:style-name="gr15" draw:text-style-name="P1" draw:layer="layout" svg:x1="46.254cm" svg:y1="9.757cm" svg:x2="47.47cm" svg:y2="9.757cm">
          <text:p/>
        </draw:line>
        <draw:frame draw:style-name="gr33" draw:text-style-name="P7" draw:layer="layout" svg:width="4.254cm" svg:height="0.863cm" draw:transform="rotate (1.5707963267949) translate (46.321cm 12.263cm)">
          <draw:text-box>
            <text:p><text:span text:style-name="T3">LD ZT20</text:span></text:p>
          </draw:text-box>
        </draw:frame>
        <draw:line draw:style-name="gr15" draw:text-style-name="P1" draw:layer="layout" svg:x1="48.168cm" svg:y1="9.757cm" svg:x2="49.384cm" svg:y2="9.757cm">
          <text:p/>
        </draw:line>
        <draw:frame draw:style-name="gr33" draw:text-style-name="P7" draw:layer="layout" svg:width="4.254cm" svg:height="0.863cm" draw:transform="rotate (1.5707963267949) translate (48.235cm 12.263cm)">
          <draw:text-box>
            <text:p><text:span text:style-name="T3">SD ZT12</text:span></text:p>
          </draw:text-box>
        </draw:frame>
        <draw:line draw:style-name="gr15" draw:text-style-name="P1" draw:layer="layout" svg:x1="49.963cm" svg:y1="9.757cm" svg:x2="51.179cm" svg:y2="9.757cm">
          <text:p/>
        </draw:line>
        <draw:frame draw:style-name="gr34" draw:text-style-name="P7" draw:layer="layout" svg:width="4.254cm" svg:height="0.862cm" draw:transform="rotate (1.5707963267949) translate (50.03cm 12.263cm)">
          <draw:text-box>
            <text:p><text:span text:style-name="T3">SD ZT16</text:span></text:p>
          </draw:text-box>
        </draw:frame>
        <draw:line draw:style-name="gr15" draw:text-style-name="P1" draw:layer="layout" svg:x1="51.757cm" svg:y1="9.757cm" svg:x2="52.973cm" svg:y2="9.757cm">
          <text:p/>
        </draw:line>
        <draw:frame draw:style-name="gr33" draw:text-style-name="P7" draw:layer="layout" svg:width="4.254cm" svg:height="0.863cm" draw:transform="rotate (1.5707963267949) translate (51.824cm 12.263cm)">
          <draw:text-box>
            <text:p><text:span text:style-name="T3">SD ZT20</text:span></text:p>
          </draw:text-box>
        </draw:frame>
        <draw:line draw:style-name="gr15" draw:text-style-name="P1" draw:layer="layout" svg:x1="53.552cm" svg:y1="9.757cm" svg:x2="54.768cm" svg:y2="9.757cm">
          <text:p/>
        </draw:line>
        <draw:frame draw:style-name="gr33" draw:text-style-name="P7" draw:layer="layout" svg:width="4.254cm" svg:height="0.863cm" draw:transform="rotate (1.5707963267949) translate (53.619cm 12.263cm)">
          <draw:text-box>
            <text:p><text:span text:style-name="T3">SD ZT0</text:span></text:p>
          </draw:text-box>
        </draw:frame>
        <draw:frame draw:style-name="gr1" draw:text-style-name="P1" draw:layer="layout" svg:width="17.186cm" svg:height="17.186cm" svg:x="2.7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17.196cm" svg:height="17.196cm" svg:x="35.714cm" svg:y="15.842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4.778cm" svg:y="20.4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8cm" svg:height="7.668cm" svg:x="1.778cm" svg:y="22.6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13.314cm" svg:y="30.432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11.514cm" svg:y="29.132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11.414cm" svg:y="32.13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5.914cm" svg:y="27.23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5.414cm" svg:y="25.832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.714cm" svg:y="27.232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6.414cm" svg:y="22.532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4.714cm" svg:y="23.432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.214cm" svg:y="21.932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8.514cm" svg:y="18.432cm">
          <draw:text-box>
            <text:p><text:span text:style-name="T1">ZT12</text:span><text:span text:style-name="T4">1</text:span></text:p>
          </draw:text-box>
        </draw:frame>
        <draw:frame draw:style-name="gr16" draw:text-style-name="P5" draw:layer="layout" svg:width="4.826cm" svg:height="1.668cm" svg:x="11.014cm" svg:y="18.332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8.314cm" svg:y="20.132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15.214cm" svg:y="19.332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10.814cm" svg:y="20.232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12.914cm" svg:y="21.832cm">
          <draw:text-box>
            <text:p><text:span text:style-name="T1">ZT16</text:span><text:span text:style-name="T4">3</text:span></text:p>
          </draw:text-box>
        </draw:frame>
        <draw:custom-shape draw:style-name="gr17" draw:text-style-name="P3" draw:layer="layout" svg:width="2.808cm" svg:height="7.668cm" svg:x="17.078cm" svg:y="22.6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15.214cm" svg:y="25.332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15.114cm" svg:y="26.632cm">
          <draw:text-box>
            <text:p><text:span text:style-name="T1">ZT20</text:span><text:span text:style-name="T4">3</text:span></text:p>
          </draw:text-box>
        </draw:frame>
        <draw:frame draw:style-name="gr16" draw:text-style-name="P5" draw:layer="layout" svg:width="4.826cm" svg:height="1.668cm" svg:x="12.514cm" svg:y="25.332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5.814cm" svg:y="29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41.314cm" svg:y="2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39.314cm" svg:y="24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8.214cm" svg:y="27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36.414cm" svg:y="21.7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6.414cm" svg:y="23.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39.714cm" svg:y="20.4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44.114cm" svg:y="24.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42.914cm" svg:y="18.3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3.014cm" svg:y="19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40.714cm" svg:y="22.8cm">
          <draw:text-box>
            <text:p><text:span text:style-name="T1">ZT20</text:span><text:span text:style-name="T4">3</text:span></text:p>
          </draw:text-box>
        </draw:frame>
        <draw:custom-shape draw:style-name="gr17" draw:text-style-name="P3" draw:layer="layout" svg:width="2.808cm" svg:height="7.668cm" svg:x="49.978cm" svg:y="20.4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45.814cm" svg:y="19.4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44.414cm" svg:y="23cm">
          <draw:text-box>
            <text:p><text:span text:style-name="T1">ZT16</text:span><text:span text:style-name="T4">3</text:span></text:p>
          </draw:text-box>
        </draw:frame>
        <draw:frame draw:style-name="gr16" draw:text-style-name="P5" draw:layer="layout" svg:width="4.826cm" svg:height="1.668cm" svg:x="43.114cm" svg:y="20.9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48.214cm" svg:y="21.6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48.214cm" svg:y="24.8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48.714cm" svg:y="22.9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0.058cm" svg:height="9.446cm" draw:transform="rotate (2.65255139718098) translate (12.6912369020124cm 31.3726344994335cm)" svg:viewBox="0 0 10059 9447" draw:points="65,0 8244,0 10059,3642 7000,9158 3941,9447 0,5370">
          <text:p/>
        </draw:polygon>
        <draw:polygon draw:style-name="gr19" draw:text-style-name="P1" draw:layer="layout" svg:width="8.321cm" svg:height="5.762cm" draw:transform="skewX (-7.76754522217246E-017) rotate (-2.4310691151029) translate (48.26cm 23.622cm)" svg:viewBox="0 0 8322 5763" draw:points="3296,5516 8322,5517 6054,753 0,0 985,3528 2413,5763">
          <text:p/>
        </draw:polygon>
        <draw:custom-shape draw:style-name="gr20" draw:text-style-name="P3" draw:layer="layout" svg:width="8.546cm" svg:height="1.674cm" svg:x="5.478cm" svg:y="34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8.546cm" svg:height="1.674cm" svg:x="39.078cm" svg:y="32.278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826cm" svg:height="1.267cm" svg:x="42.214cm" svg:y="32.7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svg:x="9.414cm" svg:y="34.633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draw:transform="rotate (1.5707963267949) translate (1.793cm 26.079cm)">
          <draw:text-box>
            <text:p><text:span text:style-name="T5">PC2</text:span></text:p>
          </draw:text-box>
        </draw:frame>
        <draw:frame draw:style-name="gr21" draw:text-style-name="P8" draw:layer="layout" svg:width="4.826cm" svg:height="1.267cm" draw:transform="rotate (1.5707963267949) translate (34.794cm 23.947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custom-shape draw:style-name="gr35" draw:text-style-name="P2" draw:layer="layout" svg:width="5.08cm" svg:height="0.762cm" svg:x="5.807cm" svg:y="11.3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08cm" svg:height="0.762cm" svg:x="8.366cm" svg:y="11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.057cm" svg:y="11.3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14.4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6.56cm 14.447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7.86cm 14.447cm)">
          <draw:text-box>
            <text:p><text:span text:style-name="T6">ZT20</text:span></text:p>
          </draw:text-box>
        </draw:frame>
        <draw:line draw:style-name="gr11" draw:text-style-name="P1" draw:layer="layout" svg:x1="5.815cm" svg:y1="12.06cm" svg:x2="5.815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7.066cm" svg:y1="12.06cm" svg:x2="7.066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10.917cm" svg:y1="12.06cm" svg:x2="10.917cm" svg:y2="12.314cm">
          <text:p/>
        </draw:line>
        <draw:line draw:style-name="gr11" draw:text-style-name="P1" draw:layer="layout" svg:x1="9.617cm" svg:y1="12.06cm" svg:x2="9.617cm" svg:y2="12.314cm">
          <text:p/>
        </draw:line>
        <draw:frame draw:style-name="gr16" draw:text-style-name="P11" draw:layer="layout" svg:width="4.826cm" svg:height="1.668cm" draw:transform="rotate (1.5707963267949) translate (9.06cm 14.4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10.36cm 14.447cm)">
          <draw:text-box>
            <text:p><text:span text:style-name="T6">ZT4</text:span></text:p>
          </draw:text-box>
        </draw:frame>
        <draw:line draw:style-name="gr11" draw:text-style-name="P1" draw:layer="layout" svg:x1="10.906cm" svg:y1="12.06cm" svg:x2="10.906cm" svg:y2="12.314cm">
          <text:p/>
        </draw:line>
        <draw:line draw:style-name="gr11" draw:text-style-name="P1" draw:layer="layout" svg:x1="15.457cm" svg:y1="12.06cm" svg:x2="15.457cm" svg:y2="12.314cm">
          <text:p/>
        </draw:line>
        <draw:line draw:style-name="gr11" draw:text-style-name="P1" draw:layer="layout" svg:x1="12.157cm" svg:y1="12.06cm" svg:x2="12.157cm" svg:y2="12.314cm">
          <text:p/>
        </draw:line>
        <draw:frame draw:style-name="gr16" draw:text-style-name="P11" draw:layer="layout" svg:width="4.826cm" svg:height="1.668cm" draw:transform="rotate (1.5707963267949) translate (11.66cm 14.447cm)">
          <draw:text-box>
            <text:p><text:span text:style-name="T6">ZT8</text:span></text:p>
          </draw:text-box>
        </draw:frame>
        <draw:custom-shape draw:style-name="gr37" draw:text-style-name="P3" draw:layer="layout" svg:width="3.232cm" svg:height="7.668cm" svg:x="13.596cm" svg:y="9.2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2.86cm 14.447cm)">
          <draw:text-box>
            <text:p><text:span text:style-name="T6">ZT12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line draw:style-name="gr38" draw:text-style-name="P1" draw:layer="layout" svg:x1="5.563cm" svg:y1="9.224cm" svg:x2="5.563cm" svg:y2="11.307cm">
          <text:p/>
        </draw:line>
        <draw:line draw:style-name="gr39" draw:text-style-name="P1" draw:layer="layout" svg:x1="5.268cm" svg:y1="9.275cm" svg:x2="5.573cm" svg:y2="9.275cm">
          <text:p/>
        </draw:line>
        <draw:line draw:style-name="gr39" draw:text-style-name="P1" draw:layer="layout" svg:x1="5.269cm" svg:y1="10.275cm" svg:x2="5.574cm" svg:y2="10.275cm">
          <text:p/>
        </draw:line>
        <draw:line draw:style-name="gr39" draw:text-style-name="P1" draw:layer="layout" svg:x1="5.27cm" svg:y1="11.275cm" svg:x2="5.575cm" svg:y2="11.275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1.772cm" svg:y="8.51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19.487cm" svg:y="11.3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7.639cm" svg:height="0.762cm" svg:x="19.487cm" svg:y="11.31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14.44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0.24cm 14.448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21.54cm 14.448cm)">
          <draw:text-box>
            <text:p><text:span text:style-name="T6">ZT20</text:span></text:p>
          </draw:text-box>
        </draw:frame>
        <draw:line draw:style-name="gr42" draw:text-style-name="P1" draw:layer="layout" svg:x1="19.495cm" svg:y1="12.061cm" svg:x2="19.495cm" svg:y2="12.315cm">
          <text:p/>
        </draw:line>
        <draw:line draw:style-name="gr11" draw:text-style-name="P1" draw:layer="layout" svg:x1="22.046cm" svg:y1="12.061cm" svg:x2="22.046cm" svg:y2="12.315cm">
          <text:p/>
        </draw:line>
        <draw:line draw:style-name="gr42" draw:text-style-name="P1" draw:layer="layout" svg:x1="20.746cm" svg:y1="12.061cm" svg:x2="20.746cm" svg:y2="12.315cm">
          <text:p/>
        </draw:line>
        <draw:line draw:style-name="gr42" draw:text-style-name="P1" draw:layer="layout" svg:x1="22.046cm" svg:y1="12.061cm" svg:x2="22.046cm" svg:y2="12.315cm">
          <text:p/>
        </draw:line>
        <draw:line draw:style-name="gr11" draw:text-style-name="P1" draw:layer="layout" svg:x1="24.597cm" svg:y1="12.061cm" svg:x2="24.597cm" svg:y2="12.315cm">
          <text:p/>
        </draw:line>
        <draw:line draw:style-name="gr42" draw:text-style-name="P1" draw:layer="layout" svg:x1="23.297cm" svg:y1="12.061cm" svg:x2="23.297cm" svg:y2="12.315cm">
          <text:p/>
        </draw:line>
        <draw:frame draw:style-name="gr16" draw:text-style-name="P11" draw:layer="layout" svg:width="3.129cm" svg:height="1.668cm" draw:transform="rotate (1.5707963267949) translate (22.74cm 14.448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4.04cm 14.448cm)">
          <draw:text-box>
            <text:p><text:span text:style-name="T6">ZT4</text:span></text:p>
          </draw:text-box>
        </draw:frame>
        <draw:line draw:style-name="gr42" draw:text-style-name="P1" draw:layer="layout" svg:x1="24.586cm" svg:y1="12.061cm" svg:x2="24.586cm" svg:y2="12.315cm">
          <text:p/>
        </draw:line>
        <draw:line draw:style-name="gr42" draw:text-style-name="P1" draw:layer="layout" svg:x1="27.137cm" svg:y1="12.061cm" svg:x2="27.137cm" svg:y2="12.315cm">
          <text:p/>
        </draw:line>
        <draw:line draw:style-name="gr42" draw:text-style-name="P1" draw:layer="layout" svg:x1="25.837cm" svg:y1="12.061cm" svg:x2="25.837cm" svg:y2="12.315cm">
          <text:p/>
        </draw:line>
        <draw:frame draw:style-name="gr16" draw:text-style-name="P11" draw:layer="layout" svg:width="4.826cm" svg:height="1.668cm" draw:transform="rotate (1.5707963267949) translate (25.34cm 14.448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26.54cm 14.448cm)">
          <draw:text-box>
            <text:p><text:span text:style-name="T6">ZT12</text:span></text:p>
          </draw:text-box>
        </draw:frame>
        <draw:line draw:style-name="gr38" draw:text-style-name="P1" draw:layer="layout" svg:x1="19.242cm" svg:y1="9.224cm" svg:x2="19.242cm" svg:y2="11.307cm">
          <text:p/>
        </draw:line>
        <draw:line draw:style-name="gr39" draw:text-style-name="P1" draw:layer="layout" svg:x1="18.947cm" svg:y1="9.275cm" svg:x2="19.252cm" svg:y2="9.275cm">
          <text:p/>
        </draw:line>
        <draw:line draw:style-name="gr39" draw:text-style-name="P1" draw:layer="layout" svg:x1="18.948cm" svg:y1="10.275cm" svg:x2="19.253cm" svg:y2="10.275cm">
          <text:p/>
        </draw:line>
        <draw:line draw:style-name="gr39" draw:text-style-name="P1" draw:layer="layout" svg:x1="18.949cm" svg:y1="11.275cm" svg:x2="19.254cm" svg:y2="11.275cm">
          <text:p/>
        </draw:line>
        <draw:custom-shape draw:style-name="gr43" draw:text-style-name="P3" draw:layer="layout" svg:width="0.364cm" svg:height="0.402cm" svg:x="23.85cm" svg:y="10.7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579cm" svg:height="0.762cm" svg:x="23.287cm" svg:y="11.319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12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16" draw:text-style-name="P13" draw:layer="layout" svg:width="0.79cm" svg:height="1.668cm" svg:x="4.601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59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59cm" svg:y="8.785cm">
          <draw:text-box>
            <text:p><text:span text:style-name="T8">2.5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39" draw:text-style-name="P1" draw:layer="layout" svg:x1="18.909cm" svg:y1="9.274cm" svg:x2="19.214cm" svg:y2="9.274cm">
          <text:p/>
        </draw:line>
        <draw:line draw:style-name="gr39" draw:text-style-name="P1" draw:layer="layout" svg:x1="18.91cm" svg:y1="10.274cm" svg:x2="19.215cm" svg:y2="10.274cm">
          <text:p/>
        </draw:line>
        <draw:line draw:style-name="gr39" draw:text-style-name="P1" draw:layer="layout" svg:x1="18.911cm" svg:y1="11.274cm" svg:x2="19.216cm" svg:y2="11.274cm">
          <text:p/>
        </draw:line>
        <draw:frame draw:style-name="gr45" draw:text-style-name="P11" draw:layer="layout" svg:width="4.826cm" svg:height="2.004cm" draw:transform="rotate (1.5707963267949) translate (15.602cm 12.2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8.931cm" svg:y1="9.275cm" svg:x2="19.236cm" svg:y2="9.275cm">
          <text:p/>
        </draw:line>
        <draw:line draw:style-name="gr39" draw:text-style-name="P1" draw:layer="layout" svg:x1="18.932cm" svg:y1="10.275cm" svg:x2="19.237cm" svg:y2="10.275cm">
          <text:p/>
        </draw:line>
        <draw:line draw:style-name="gr39" draw:text-style-name="P1" draw:layer="layout" svg:x1="18.933cm" svg:y1="11.275cm" svg:x2="19.238cm" svg:y2="11.275cm">
          <text:p/>
        </draw:line>
        <draw:frame draw:style-name="gr16" draw:text-style-name="P13" draw:layer="layout" svg:width="0.79cm" svg:height="1.668cm" svg:x="18.264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422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722cm" svg:y="8.785cm">
          <draw:text-box>
            <text:p><text:span text:style-name="T8">2.5</text:span></text:p>
          </draw:text-box>
        </draw:frame>
        <draw:line draw:style-name="gr11" draw:text-style-name="P1" draw:layer="layout" svg:x1="13.457cm" svg:y1="12.06cm" svg:x2="13.457cm" svg:y2="12.314cm">
          <text:p/>
        </draw:line>
        <draw:line draw:style-name="gr42" draw:text-style-name="P1" draw:layer="layout" svg:x1="19.507cm" svg:y1="6.16cm" svg:x2="19.507cm" svg:y2="6.414cm">
          <text:p/>
        </draw:lin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6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-1.83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7.478cm" svg:height="13.615cm" svg:x="29.062cm" svg:y="0.317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7" draw:text-style-name="P3" draw:layer="layout" svg:width="2.073cm" svg:height="9.86cm" svg:x="28.6cm" svg:y="2.48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7.71cm" svg:height="1.377cm" svg:x="28.6cm" svg:y="-0.3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667cm" svg:height="5.567cm" draw:transform="skewX (-0.00279252680319093) rotate (-1.56660753659011) translate (37.277cm 13.2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1" draw:layer="layout" svg:width="6.25cm" svg:height="1.327cm" svg:x="32.896cm" svg:y="14.045cm">
          <draw:text-box>
            <text:p><text:span text:style-name="T6">MIDDAY</text:span></text:p>
          </draw:text-box>
        </draw:frame>
        <draw:custom-shape draw:style-name="gr49" draw:text-style-name="P4" draw:layer="layout" svg:width="0.653cm" svg:height="5.567cm" draw:transform="skewX (0.000872664625997165) rotate (-1.56660753659011) translate (43.341cm 13.2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1" draw:layer="layout" svg:width="6.258cm" svg:height="1.352cm" svg:x="39.384cm" svg:y="13.996cm">
          <draw:text-box>
            <text:p><text:span text:style-name="T6">DUSK</text:span></text:p>
          </draw:text-box>
        </draw:frame>
        <draw:custom-shape draw:style-name="gr52" draw:text-style-name="P4" draw:layer="layout" svg:width="0.653cm" svg:height="11.518cm" draw:transform="skewX (-0.000698131700797732) rotate (-1.56660753659011) translate (55.093cm 13.1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1" draw:layer="layout" svg:width="7.314cm" svg:height="2.351cm" svg:x="46.401cm" svg:y="13.972cm">
          <draw:text-box>
            <text:p><text:span text:style-name="T6">NIGHT/DAWN</text:span></text:p>
          </draw:text-box>
        </draw:frame>
        <draw:line draw:style-name="gr11" draw:text-style-name="P1" draw:layer="layout" svg:x1="31.957cm" svg:y1="10.506cm" svg:x2="33.277cm" svg:y2="10.506cm">
          <text:p/>
        </draw:line>
        <draw:frame draw:style-name="gr46" draw:text-style-name="P13" draw:layer="layout" svg:width="4.567cm" svg:height="0.954cm" draw:transform="rotate (1.5707963267949) translate (32.019cm 13.203cm)">
          <draw:text-box>
            <text:p><text:span text:style-name="T8">LD ZT4</text:span></text:p>
          </draw:text-box>
        </draw:frame>
        <draw:line draw:style-name="gr11" draw:text-style-name="P1" draw:layer="layout" svg:x1="33.904cm" svg:y1="10.506cm" svg:x2="35.224cm" svg:y2="10.506cm">
          <text:p/>
        </draw:line>
        <draw:frame draw:style-name="gr46" draw:text-style-name="P13" draw:layer="layout" svg:width="4.567cm" svg:height="0.954cm" draw:transform="rotate (1.5707963267949) translate (33.987cm 13.203cm)">
          <draw:text-box>
            <text:p><text:span text:style-name="T8">SD ZT4</text:span></text:p>
          </draw:text-box>
        </draw:frame>
        <draw:line draw:style-name="gr11" draw:text-style-name="P1" draw:layer="layout" svg:x1="35.853cm" svg:y1="10.506cm" svg:x2="37.173cm" svg:y2="10.506cm">
          <text:p/>
        </draw:line>
        <draw:frame draw:style-name="gr46" draw:text-style-name="P13" draw:layer="layout" svg:width="4.567cm" svg:height="0.954cm" draw:transform="rotate (1.5707963267949) translate (35.911cm 13.203cm)">
          <draw:text-box>
            <text:p><text:span text:style-name="T8">LD ZT8</text:span></text:p>
          </draw:text-box>
        </draw:frame>
        <draw:line draw:style-name="gr13" draw:text-style-name="P1" draw:layer="layout" svg:x1="37.8cm" svg:y1="10.506cm" svg:x2="39.12cm" svg:y2="10.506cm">
          <text:p/>
        </draw:line>
        <draw:frame draw:style-name="gr46" draw:text-style-name="P13" draw:layer="layout" svg:width="4.567cm" svg:height="0.954cm" draw:transform="rotate (1.5707963267949) translate (38cm 13.203cm)">
          <draw:text-box>
            <text:p><text:span text:style-name="T8">SD ZT8</text:span></text:p>
          </draw:text-box>
        </draw:frame>
        <draw:line draw:style-name="gr13" draw:text-style-name="P1" draw:layer="layout" svg:x1="39.878cm" svg:y1="10.506cm" svg:x2="41.198cm" svg:y2="10.506cm">
          <text:p/>
        </draw:line>
        <draw:frame draw:style-name="gr46" draw:text-style-name="P13" draw:layer="layout" svg:width="4.567cm" svg:height="0.954cm" draw:transform="rotate (1.5707963267949) translate (40.088cm 13.403cm)">
          <draw:text-box>
            <text:p><text:span text:style-name="T8">LD ZT16</text:span></text:p>
          </draw:text-box>
        </draw:frame>
        <draw:line draw:style-name="gr13" draw:text-style-name="P1" draw:layer="layout" svg:x1="41.84cm" svg:y1="10.506cm" svg:x2="43.16cm" svg:y2="10.506cm">
          <text:p/>
        </draw:line>
        <draw:frame draw:style-name="gr46" draw:text-style-name="P13" draw:layer="layout" svg:width="4.567cm" svg:height="0.954cm" draw:transform="rotate (1.5707963267949) translate (42.059cm 13.403cm)">
          <draw:text-box>
            <text:p><text:span text:style-name="T8">LD ZT12</text:span></text:p>
          </draw:text-box>
        </draw:frame>
        <draw:line draw:style-name="gr15" draw:text-style-name="P1" draw:layer="layout" svg:x1="43.774cm" svg:y1="10.506cm" svg:x2="45.094cm" svg:y2="10.506cm">
          <text:p/>
        </draw:line>
        <draw:frame draw:style-name="gr46" draw:text-style-name="P13" draw:layer="layout" svg:width="4.567cm" svg:height="0.954cm" draw:transform="rotate (1.5707963267949) translate (43.849cm 13.203cm)">
          <draw:text-box>
            <text:p><text:span text:style-name="T8">LD ZT0</text:span></text:p>
          </draw:text-box>
        </draw:frame>
        <draw:line draw:style-name="gr15" draw:text-style-name="P1" draw:layer="layout" svg:x1="45.722cm" svg:y1="10.506cm" svg:x2="47.042cm" svg:y2="10.506cm">
          <text:p/>
        </draw:line>
        <draw:frame draw:style-name="gr46" draw:text-style-name="P13" draw:layer="layout" svg:width="4.567cm" svg:height="0.954cm" draw:transform="rotate (1.5707963267949) translate (45.783cm 13.503cm)">
          <draw:text-box>
            <text:p><text:span text:style-name="T8">LD ZT20</text:span></text:p>
          </draw:text-box>
        </draw:frame>
        <draw:line draw:style-name="gr15" draw:text-style-name="P1" draw:layer="layout" svg:x1="47.799cm" svg:y1="10.506cm" svg:x2="49.119cm" svg:y2="10.506cm">
          <text:p/>
        </draw:line>
        <draw:frame draw:style-name="gr46" draw:text-style-name="P13" draw:layer="layout" svg:width="4.567cm" svg:height="0.954cm" draw:transform="rotate (1.5707963267949) translate (47.861cm 13.303cm)">
          <draw:text-box>
            <text:p><text:span text:style-name="T8">SD ZT12</text:span></text:p>
          </draw:text-box>
        </draw:frame>
        <draw:line draw:style-name="gr15" draw:text-style-name="P1" draw:layer="layout" svg:x1="49.747cm" svg:y1="10.506cm" svg:x2="51.067cm" svg:y2="10.506cm">
          <text:p/>
        </draw:line>
        <draw:frame draw:style-name="gr46" draw:text-style-name="P13" draw:layer="layout" svg:width="4.567cm" svg:height="0.954cm" draw:transform="rotate (1.5707963267949) translate (49.829cm 13.303cm)">
          <draw:text-box>
            <text:p><text:span text:style-name="T8">SD ZT16</text:span></text:p>
          </draw:text-box>
        </draw:frame>
        <draw:line draw:style-name="gr15" draw:text-style-name="P1" draw:layer="layout" svg:x1="51.695cm" svg:y1="10.506cm" svg:x2="53.015cm" svg:y2="10.506cm">
          <text:p/>
        </draw:line>
        <draw:frame draw:style-name="gr46" draw:text-style-name="P13" draw:layer="layout" svg:width="4.567cm" svg:height="0.954cm" draw:transform="rotate (1.5707963267949) translate (51.753cm 13.303cm)">
          <draw:text-box>
            <text:p><text:span text:style-name="T8">SD ZT20</text:span></text:p>
          </draw:text-box>
        </draw:frame>
        <draw:line draw:style-name="gr15" draw:text-style-name="P1" draw:layer="layout" svg:x1="53.643cm" svg:y1="10.506cm" svg:x2="54.963cm" svg:y2="10.506cm">
          <text:p/>
        </draw:line>
        <draw:frame draw:style-name="gr46" draw:text-style-name="P13" draw:layer="layout" svg:width="4.567cm" svg:height="0.954cm" draw:transform="rotate (1.5707963267949) translate (53.721cm 13.203cm)">
          <draw:text-box>
            <text:p><text:span text:style-name="T8">SD ZT0</text:span></text:p>
          </draw:text-box>
        </draw:frame>
        <draw:frame draw:style-name="gr1" draw:text-style-name="P1" draw:layer="layout" svg:width="19.123cm" svg:height="18.949cm" svg:x="6.631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20.205cm" svg:height="20.15cm" svg:x="34.368cm" svg:y="16.4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54" draw:text-style-name="P3" draw:layer="layout" svg:width="1.851cm" svg:height="9.013cm" svg:x="33.236cm" svg:y="21.8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75cm" svg:height="8.44cm" svg:x="5.588cm" svg:y="23.119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5.385cm" svg:height="1.829cm" svg:x="18.42cm" svg:y="31.746cm">
          <draw:text-box>
            <text:p><text:span text:style-name="T1">ZT0</text:span><text:span text:style-name="T4">1</text:span></text:p>
          </draw:text-box>
        </draw:frame>
        <draw:frame draw:style-name="gr57" draw:text-style-name="P5" draw:layer="layout" svg:width="5.385cm" svg:height="1.85cm" svg:x="16.418cm" svg:y="30.304cm">
          <draw:text-box>
            <text:p><text:span text:style-name="T1">ZT0</text:span><text:span text:style-name="T4">2</text:span></text:p>
          </draw:text-box>
        </draw:frame>
        <draw:frame draw:style-name="gr58" draw:text-style-name="P5" draw:layer="layout" svg:width="5.361cm" svg:height="1.842cm" svg:x="16.31cm" svg:y="33.607cm">
          <draw:text-box>
            <text:p><text:span text:style-name="T1">ZT0</text:span><text:span text:style-name="T4">3</text:span></text:p>
          </draw:text-box>
        </draw:frame>
        <draw:frame draw:style-name="gr59" draw:text-style-name="P5" draw:layer="layout" svg:width="5.361cm" svg:height="1.822cm" svg:x="10.202cm" svg:y="28.218cm">
          <draw:text-box>
            <text:p><text:span text:style-name="T1">ZT4</text:span><text:span text:style-name="T4">1</text:span></text:p>
          </draw:text-box>
        </draw:frame>
        <draw:frame draw:style-name="gr59" draw:text-style-name="P5" draw:layer="layout" svg:width="5.385cm" svg:height="1.822cm" svg:x="9.629cm" svg:y="26.671cm">
          <draw:text-box>
            <text:p><text:span text:style-name="T1">ZT4</text:span><text:span text:style-name="T4">2</text:span></text:p>
          </draw:text-box>
        </draw:frame>
        <draw:frame draw:style-name="gr59" draw:text-style-name="P5" draw:layer="layout" svg:width="5.393cm" svg:height="1.822cm" svg:x="7.727cm" svg:y="28.218cm">
          <draw:text-box>
            <text:p><text:span text:style-name="T1">ZT4</text:span><text:span text:style-name="T4">3</text:span></text:p>
          </draw:text-box>
        </draw:frame>
        <draw:frame draw:style-name="gr60" draw:text-style-name="P5" draw:layer="layout" svg:width="5.352cm" svg:height="1.849cm" svg:x="10.751cm" svg:y="23.014cm">
          <draw:text-box>
            <text:p><text:span text:style-name="T1">ZT8</text:span><text:span text:style-name="T4">2</text:span></text:p>
          </draw:text-box>
        </draw:frame>
        <draw:frame draw:style-name="gr61" draw:text-style-name="P5" draw:layer="layout" svg:width="5.385cm" svg:height="1.844cm" svg:x="8.848cm" svg:y="24.021cm">
          <draw:text-box>
            <text:p><text:span text:style-name="T1">ZT8</text:span><text:span text:style-name="T4">1</text:span></text:p>
          </draw:text-box>
        </draw:frame>
        <draw:frame draw:style-name="gr62" draw:text-style-name="P5" draw:layer="layout" svg:width="5.353cm" svg:height="1.821cm" svg:x="7.186cm" svg:y="22.368cm">
          <draw:text-box>
            <text:p><text:span text:style-name="T1">ZT8</text:span><text:span text:style-name="T4">3</text:span></text:p>
          </draw:text-box>
        </draw:frame>
        <draw:frame draw:style-name="gr58" draw:text-style-name="P5" draw:layer="layout" svg:width="5.36cm" svg:height="1.842cm" svg:x="13.086cm" svg:y="18.506cm">
          <draw:text-box>
            <text:p><text:span text:style-name="T1">ZT12</text:span><text:span text:style-name="T4">1</text:span></text:p>
          </draw:text-box>
        </draw:frame>
        <draw:frame draw:style-name="gr63" draw:text-style-name="P5" draw:layer="layout" svg:width="5.353cm" svg:height="1.816cm" svg:x="15.869cm" svg:y="18.405cm">
          <draw:text-box>
            <text:p><text:span text:style-name="T1">ZT12</text:span><text:span text:style-name="T4">2</text:span></text:p>
          </draw:text-box>
        </draw:frame>
        <draw:frame draw:style-name="gr64" draw:text-style-name="P5" draw:layer="layout" svg:width="5.385cm" svg:height="1.826cm" svg:x="12.853cm" svg:y="20.383cm">
          <draw:text-box>
            <text:p><text:span text:style-name="T1">ZT12</text:span><text:span text:style-name="T4">3</text:span></text:p>
          </draw:text-box>
        </draw:frame>
        <draw:frame draw:style-name="gr65" draw:text-style-name="P5" draw:layer="layout" svg:width="5.353cm" svg:height="1.851cm" svg:x="20.555cm" svg:y="19.479cm">
          <draw:text-box>
            <text:p><text:span text:style-name="T1">ZT16</text:span><text:span text:style-name="T4">1</text:span></text:p>
          </draw:text-box>
        </draw:frame>
        <draw:frame draw:style-name="gr66" draw:text-style-name="P5" draw:layer="layout" svg:width="5.385cm" svg:height="1.848cm" svg:x="15.637cm" svg:y="20.488cm">
          <draw:text-box>
            <text:p><text:span text:style-name="T1">ZT16</text:span><text:span text:style-name="T4">2</text:span></text:p>
          </draw:text-box>
        </draw:frame>
        <draw:frame draw:style-name="gr66" draw:text-style-name="P5" draw:layer="layout" svg:width="5.393cm" svg:height="1.848cm" svg:x="17.972cm" svg:y="22.241cm">
          <draw:text-box>
            <text:p><text:span text:style-name="T1">ZT16</text:span><text:span text:style-name="T4">3</text:span></text:p>
          </draw:text-box>
        </draw:frame>
        <draw:custom-shape draw:style-name="gr67" draw:text-style-name="P3" draw:layer="layout" svg:width="3.132cm" svg:height="8.44cm" svg:x="22.622cm" svg:y="23.119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5.353cm" svg:height="1.847cm" svg:x="20.555cm" svg:y="26.104cm">
          <draw:text-box>
            <text:p><text:span text:style-name="T1">ZT20</text:span><text:span text:style-name="T4">1</text:span></text:p>
          </draw:text-box>
        </draw:frame>
        <draw:frame draw:style-name="gr69" draw:text-style-name="P5" draw:layer="layout" svg:width="5.385cm" svg:height="1.853cm" svg:x="20.423cm" svg:y="27.545cm">
          <draw:text-box>
            <text:p><text:span text:style-name="T1">ZT20</text:span><text:span text:style-name="T4">3</text:span></text:p>
          </draw:text-box>
        </draw:frame>
        <draw:frame draw:style-name="gr68" draw:text-style-name="P5" draw:layer="layout" svg:width="5.361cm" svg:height="1.847cm" svg:x="17.531cm" svg:y="26.104cm">
          <draw:text-box>
            <text:p><text:span text:style-name="T1">ZT20</text:span><text:span text:style-name="T4">2</text:span></text:p>
          </draw:text-box>
        </draw:frame>
        <draw:frame draw:style-name="gr70" draw:text-style-name="P5" draw:layer="layout" svg:width="5.68cm" svg:height="1.965cm" svg:x="46.229cm" svg:y="32cm">
          <draw:text-box>
            <text:p><text:span text:style-name="T1">ZT8</text:span><text:span text:style-name="T4">3</text:span></text:p>
          </draw:text-box>
        </draw:frame>
        <draw:frame draw:style-name="gr70" draw:text-style-name="P5" draw:layer="layout" svg:width="5.68cm" svg:height="1.965cm" svg:x="40.941cm" svg:y="29.53cm">
          <draw:text-box>
            <text:p><text:span text:style-name="T1">ZT8</text:span><text:span text:style-name="T4">2</text:span></text:p>
          </draw:text-box>
        </draw:frame>
        <draw:frame draw:style-name="gr71" draw:text-style-name="P5" draw:layer="layout" svg:width="5.68cm" svg:height="1.966cm" svg:x="38.56cm" svg:y="26.035cm">
          <draw:text-box>
            <text:p><text:span text:style-name="T1">ZT8</text:span><text:span text:style-name="T4">1</text:span></text:p>
          </draw:text-box>
        </draw:frame>
        <draw:frame draw:style-name="gr70" draw:text-style-name="P5" draw:layer="layout" svg:width="5.68cm" svg:height="1.965cm" svg:x="37.263cm" svg:y="29.53cm">
          <draw:text-box>
            <text:p><text:span text:style-name="T1">ZT4</text:span><text:span text:style-name="T4">3</text:span></text:p>
          </draw:text-box>
        </draw:frame>
        <draw:frame draw:style-name="gr72" draw:text-style-name="P5" draw:layer="layout" svg:width="5.732cm" svg:height="1.975cm" svg:x="35.135cm" svg:y="23.305cm">
          <draw:text-box>
            <text:p><text:span text:style-name="T1">ZT4</text:span><text:span text:style-name="T4">2</text:span></text:p>
          </draw:text-box>
        </draw:frame>
        <draw:frame draw:style-name="gr73" draw:text-style-name="P5" draw:layer="layout" svg:width="5.732cm" svg:height="1.926cm" svg:x="35.135cm" svg:y="25.101cm">
          <draw:text-box>
            <text:p><text:span text:style-name="T1">ZT4</text:span><text:span text:style-name="T4">1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1" draw:text-style-name="P5" draw:layer="layout" svg:width="5.732cm" svg:height="1.966cm" svg:x="39.026cm" svg:y="21.818cm">
          <draw:text-box>
            <text:p><text:span text:style-name="T1">ZT0</text:span><text:span text:style-name="T4">2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5" draw:text-style-name="P5" draw:layer="layout" svg:width="5.68cm" svg:height="1.927cm" svg:x="44.214cm" svg:y="26.286cm">
          <draw:text-box>
            <text:p><text:span text:style-name="T1">ZT0</text:span><text:span text:style-name="T4">3</text:span></text:p>
          </draw:text-box>
        </draw:frame>
        <draw:frame draw:style-name="gr71" draw:text-style-name="P5" draw:layer="layout" svg:width="5.679cm" svg:height="1.966cm" svg:x="42.817cm" svg:y="19.348cm">
          <draw:text-box>
            <text:p><text:span text:style-name="T1">ZT20</text:span><text:span text:style-name="T4">2</text:span></text:p>
          </draw:text-box>
        </draw:frame>
        <draw:frame draw:style-name="gr76" draw:text-style-name="P5" draw:layer="layout" svg:width="5.732cm" svg:height="1.976cm" svg:x="42.917cm" svg:y="20.734cm">
          <draw:text-box>
            <text:p><text:span text:style-name="T1">ZT20</text:span><text:span text:style-name="T4">1</text:span></text:p>
          </draw:text-box>
        </draw:frame>
        <draw:frame draw:style-name="gr75" draw:text-style-name="P5" draw:layer="layout" svg:width="5.68cm" svg:height="1.927cm" svg:x="40.223cm" svg:y="24.639cm">
          <draw:text-box>
            <text:p><text:span text:style-name="T1">ZT20</text:span><text:span text:style-name="T4">3</text:span></text:p>
          </draw:text-box>
        </draw:frame>
        <draw:custom-shape draw:style-name="gr77" draw:text-style-name="P3" draw:layer="layout" svg:width="3.329cm" svg:height="9.013cm" svg:x="51.12cm" svg:y="21.89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5.68cm" svg:height="1.964cm" svg:x="46.229cm" svg:y="20.634cm">
          <draw:text-box>
            <text:p><text:span text:style-name="T1">ZT16</text:span><text:span text:style-name="T4">1</text:span></text:p>
          </draw:text-box>
        </draw:frame>
        <draw:frame draw:style-name="gr70" draw:text-style-name="P5" draw:layer="layout" svg:width="5.68cm" svg:height="1.965cm" svg:x="44.579cm" svg:y="24.851cm">
          <draw:text-box>
            <text:p><text:span text:style-name="T1">ZT16</text:span><text:span text:style-name="T4">3</text:span></text:p>
          </draw:text-box>
        </draw:frame>
        <draw:frame draw:style-name="gr76" draw:text-style-name="P5" draw:layer="layout" svg:width="5.68cm" svg:height="1.976cm" svg:x="43.069cm" svg:y="22.381cm">
          <draw:text-box>
            <text:p><text:span text:style-name="T1">ZT16</text:span><text:span text:style-name="T4">2</text:span></text:p>
          </draw:text-box>
        </draw:frame>
        <draw:frame draw:style-name="gr70" draw:text-style-name="P5" draw:layer="layout" svg:width="5.68cm" svg:height="1.965cm" svg:x="49.088cm" svg:y="23.204cm">
          <draw:text-box>
            <text:p><text:span text:style-name="T1">ZT12</text:span><text:span text:style-name="T4">3</text:span></text:p>
          </draw:text-box>
        </draw:frame>
        <draw:frame draw:style-name="gr71" draw:text-style-name="P5" draw:layer="layout" svg:width="5.68cm" svg:height="1.966cm" svg:x="49.088cm" svg:y="26.959cm">
          <draw:text-box>
            <text:p><text:span text:style-name="T1">ZT12</text:span><text:span text:style-name="T4">2</text:span></text:p>
          </draw:text-box>
        </draw:frame>
        <draw:frame draw:style-name="gr72" draw:text-style-name="P5" draw:layer="layout" svg:width="5.68cm" svg:height="1.975cm" svg:x="49.654cm" svg:y="24.74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1.168cm" svg:height="10.443cm" draw:transform="skewX (0.00907571211037052) rotate (2.65674018738577) translate (17.7241440239782cm 32.7716986272222cm)" svg:viewBox="0 0 11169 10444" draw:points="64,0 9148,6 11169,4033 7780,10127 4383,10444 0,5935">
          <text:p/>
        </draw:polygon>
        <draw:polygon draw:style-name="gr19" draw:text-style-name="P1" draw:layer="layout" svg:width="9.771cm" svg:height="6.763cm" draw:transform="skewX (-0.00872664625997166) rotate (-2.43578150408329) translate (49.1151832427247cm 25.584671724138cm)" svg:viewBox="0 0 9772 6764" draw:points="3863,6471 9772,6456 7116,866 0,0 1150,4142 2824,6764">
          <text:p/>
        </draw:polygon>
        <draw:custom-shape draw:style-name="gr79" draw:text-style-name="P3" draw:layer="layout" svg:width="9.518cm" svg:height="1.854cm" svg:x="9.693cm" svg:y="35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10.056cm" svg:height="1.979cm" svg:x="38.311cm" svg:y="35.725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68cm" svg:height="1.512cm" svg:x="41.985cm" svg:y="36.207cm">
          <draw:text-box>
            <text:p><text:span text:style-name="T5">PC1</text:span></text:p>
          </draw:text-box>
        </draw:frame>
        <draw:frame draw:style-name="gr82" draw:text-style-name="P8" draw:layer="layout" svg:width="5.385cm" svg:height="1.414cm" svg:x="14.075cm" svg:y="36.356cm">
          <draw:text-box>
            <text:p><text:span text:style-name="T5">PC1</text:span></text:p>
          </draw:text-box>
        </draw:frame>
        <draw:frame draw:style-name="gr83" draw:text-style-name="P8" draw:layer="layout" svg:width="5.303cm" svg:height="1.429cm" draw:transform="rotate (1.5707963267949) translate (5.603cm 26.924cm)">
          <draw:text-box>
            <text:p><text:span text:style-name="T5">PC2</text:span></text:p>
          </draw:text-box>
        </draw:frame>
        <draw:frame draw:style-name="gr84" draw:text-style-name="P8" draw:layer="layout" svg:width="5.674cm" svg:height="1.464cm" draw:transform="rotate (1.5707963267949) translate (33.252cm 25.971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custom-shape draw:style-name="gr35" draw:text-style-name="P2" draw:layer="layout" svg:width="5.08cm" svg:height="0.762cm" svg:x="5.807cm" svg:y="11.3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08cm" svg:height="0.762cm" svg:x="8.366cm" svg:y="11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.057cm" svg:y="11.3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14.4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6.56cm 14.447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7.86cm 14.447cm)">
          <draw:text-box>
            <text:p><text:span text:style-name="T6">ZT20</text:span></text:p>
          </draw:text-box>
        </draw:frame>
        <draw:line draw:style-name="gr11" draw:text-style-name="P1" draw:layer="layout" svg:x1="5.815cm" svg:y1="12.06cm" svg:x2="5.815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7.066cm" svg:y1="12.06cm" svg:x2="7.066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10.917cm" svg:y1="12.06cm" svg:x2="10.917cm" svg:y2="12.314cm">
          <text:p/>
        </draw:line>
        <draw:line draw:style-name="gr11" draw:text-style-name="P1" draw:layer="layout" svg:x1="9.617cm" svg:y1="12.06cm" svg:x2="9.617cm" svg:y2="12.314cm">
          <text:p/>
        </draw:line>
        <draw:frame draw:style-name="gr16" draw:text-style-name="P11" draw:layer="layout" svg:width="4.826cm" svg:height="1.668cm" draw:transform="rotate (1.5707963267949) translate (9.06cm 14.4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10.36cm 14.447cm)">
          <draw:text-box>
            <text:p><text:span text:style-name="T6">ZT4</text:span></text:p>
          </draw:text-box>
        </draw:frame>
        <draw:line draw:style-name="gr11" draw:text-style-name="P1" draw:layer="layout" svg:x1="10.906cm" svg:y1="12.06cm" svg:x2="10.906cm" svg:y2="12.314cm">
          <text:p/>
        </draw:line>
        <draw:line draw:style-name="gr11" draw:text-style-name="P1" draw:layer="layout" svg:x1="15.457cm" svg:y1="12.06cm" svg:x2="15.457cm" svg:y2="12.314cm">
          <text:p/>
        </draw:line>
        <draw:line draw:style-name="gr11" draw:text-style-name="P1" draw:layer="layout" svg:x1="12.157cm" svg:y1="12.06cm" svg:x2="12.157cm" svg:y2="12.314cm">
          <text:p/>
        </draw:line>
        <draw:frame draw:style-name="gr16" draw:text-style-name="P11" draw:layer="layout" svg:width="4.826cm" svg:height="1.668cm" draw:transform="rotate (1.5707963267949) translate (11.66cm 14.447cm)">
          <draw:text-box>
            <text:p><text:span text:style-name="T6">ZT8</text:span></text:p>
          </draw:text-box>
        </draw:frame>
        <draw:custom-shape draw:style-name="gr37" draw:text-style-name="P3" draw:layer="layout" svg:width="3.232cm" svg:height="7.668cm" svg:x="13.596cm" svg:y="9.2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2.86cm 14.447cm)">
          <draw:text-box>
            <text:p><text:span text:style-name="T6">ZT12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line draw:style-name="gr38" draw:text-style-name="P1" draw:layer="layout" svg:x1="5.563cm" svg:y1="9.224cm" svg:x2="5.563cm" svg:y2="11.307cm">
          <text:p/>
        </draw:line>
        <draw:line draw:style-name="gr39" draw:text-style-name="P1" draw:layer="layout" svg:x1="5.268cm" svg:y1="9.275cm" svg:x2="5.573cm" svg:y2="9.275cm">
          <text:p/>
        </draw:line>
        <draw:line draw:style-name="gr39" draw:text-style-name="P1" draw:layer="layout" svg:x1="5.269cm" svg:y1="10.275cm" svg:x2="5.574cm" svg:y2="10.275cm">
          <text:p/>
        </draw:line>
        <draw:line draw:style-name="gr39" draw:text-style-name="P1" draw:layer="layout" svg:x1="5.27cm" svg:y1="11.275cm" svg:x2="5.575cm" svg:y2="11.275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1.772cm" svg:y="8.51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19.487cm" svg:y="11.3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7.639cm" svg:height="0.762cm" svg:x="19.487cm" svg:y="11.31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14.44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0.24cm 14.448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21.54cm 14.448cm)">
          <draw:text-box>
            <text:p><text:span text:style-name="T6">ZT20</text:span></text:p>
          </draw:text-box>
        </draw:frame>
        <draw:line draw:style-name="gr42" draw:text-style-name="P1" draw:layer="layout" svg:x1="19.495cm" svg:y1="12.061cm" svg:x2="19.495cm" svg:y2="12.315cm">
          <text:p/>
        </draw:line>
        <draw:line draw:style-name="gr11" draw:text-style-name="P1" draw:layer="layout" svg:x1="22.046cm" svg:y1="12.061cm" svg:x2="22.046cm" svg:y2="12.315cm">
          <text:p/>
        </draw:line>
        <draw:line draw:style-name="gr42" draw:text-style-name="P1" draw:layer="layout" svg:x1="20.746cm" svg:y1="12.061cm" svg:x2="20.746cm" svg:y2="12.315cm">
          <text:p/>
        </draw:line>
        <draw:line draw:style-name="gr42" draw:text-style-name="P1" draw:layer="layout" svg:x1="22.046cm" svg:y1="12.061cm" svg:x2="22.046cm" svg:y2="12.315cm">
          <text:p/>
        </draw:line>
        <draw:line draw:style-name="gr11" draw:text-style-name="P1" draw:layer="layout" svg:x1="24.597cm" svg:y1="12.061cm" svg:x2="24.597cm" svg:y2="12.315cm">
          <text:p/>
        </draw:line>
        <draw:line draw:style-name="gr42" draw:text-style-name="P1" draw:layer="layout" svg:x1="23.297cm" svg:y1="12.061cm" svg:x2="23.297cm" svg:y2="12.315cm">
          <text:p/>
        </draw:line>
        <draw:frame draw:style-name="gr16" draw:text-style-name="P11" draw:layer="layout" svg:width="3.129cm" svg:height="1.668cm" draw:transform="rotate (1.5707963267949) translate (22.74cm 14.448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4.04cm 14.448cm)">
          <draw:text-box>
            <text:p><text:span text:style-name="T6">ZT4</text:span></text:p>
          </draw:text-box>
        </draw:frame>
        <draw:line draw:style-name="gr42" draw:text-style-name="P1" draw:layer="layout" svg:x1="24.586cm" svg:y1="12.061cm" svg:x2="24.586cm" svg:y2="12.315cm">
          <text:p/>
        </draw:line>
        <draw:line draw:style-name="gr42" draw:text-style-name="P1" draw:layer="layout" svg:x1="27.137cm" svg:y1="12.061cm" svg:x2="27.137cm" svg:y2="12.315cm">
          <text:p/>
        </draw:line>
        <draw:line draw:style-name="gr42" draw:text-style-name="P1" draw:layer="layout" svg:x1="25.837cm" svg:y1="12.061cm" svg:x2="25.837cm" svg:y2="12.315cm">
          <text:p/>
        </draw:line>
        <draw:frame draw:style-name="gr16" draw:text-style-name="P11" draw:layer="layout" svg:width="4.826cm" svg:height="1.668cm" draw:transform="rotate (1.5707963267949) translate (25.34cm 14.448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26.54cm 14.448cm)">
          <draw:text-box>
            <text:p><text:span text:style-name="T6">ZT12</text:span></text:p>
          </draw:text-box>
        </draw:frame>
        <draw:line draw:style-name="gr38" draw:text-style-name="P1" draw:layer="layout" svg:x1="19.242cm" svg:y1="9.224cm" svg:x2="19.242cm" svg:y2="11.307cm">
          <text:p/>
        </draw:line>
        <draw:line draw:style-name="gr39" draw:text-style-name="P1" draw:layer="layout" svg:x1="18.947cm" svg:y1="9.275cm" svg:x2="19.252cm" svg:y2="9.275cm">
          <text:p/>
        </draw:line>
        <draw:line draw:style-name="gr39" draw:text-style-name="P1" draw:layer="layout" svg:x1="18.948cm" svg:y1="10.275cm" svg:x2="19.253cm" svg:y2="10.275cm">
          <text:p/>
        </draw:line>
        <draw:line draw:style-name="gr39" draw:text-style-name="P1" draw:layer="layout" svg:x1="18.949cm" svg:y1="11.275cm" svg:x2="19.254cm" svg:y2="11.275cm">
          <text:p/>
        </draw:line>
        <draw:custom-shape draw:style-name="gr43" draw:text-style-name="P3" draw:layer="layout" svg:width="0.364cm" svg:height="0.402cm" svg:x="23.85cm" svg:y="10.7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579cm" svg:height="0.762cm" svg:x="23.287cm" svg:y="11.319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12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16" draw:text-style-name="P13" draw:layer="layout" svg:width="0.79cm" svg:height="1.668cm" svg:x="4.601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59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59cm" svg:y="8.785cm">
          <draw:text-box>
            <text:p><text:span text:style-name="T8">2.5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39" draw:text-style-name="P1" draw:layer="layout" svg:x1="18.909cm" svg:y1="9.274cm" svg:x2="19.214cm" svg:y2="9.274cm">
          <text:p/>
        </draw:line>
        <draw:line draw:style-name="gr39" draw:text-style-name="P1" draw:layer="layout" svg:x1="18.91cm" svg:y1="10.274cm" svg:x2="19.215cm" svg:y2="10.274cm">
          <text:p/>
        </draw:line>
        <draw:line draw:style-name="gr39" draw:text-style-name="P1" draw:layer="layout" svg:x1="18.911cm" svg:y1="11.274cm" svg:x2="19.216cm" svg:y2="11.274cm">
          <text:p/>
        </draw:line>
        <draw:frame draw:style-name="gr45" draw:text-style-name="P11" draw:layer="layout" svg:width="4.826cm" svg:height="2.004cm" draw:transform="rotate (1.5707963267949) translate (15.602cm 12.2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8.931cm" svg:y1="9.275cm" svg:x2="19.236cm" svg:y2="9.275cm">
          <text:p/>
        </draw:line>
        <draw:line draw:style-name="gr39" draw:text-style-name="P1" draw:layer="layout" svg:x1="18.932cm" svg:y1="10.275cm" svg:x2="19.237cm" svg:y2="10.275cm">
          <text:p/>
        </draw:line>
        <draw:line draw:style-name="gr39" draw:text-style-name="P1" draw:layer="layout" svg:x1="18.933cm" svg:y1="11.275cm" svg:x2="19.238cm" svg:y2="11.275cm">
          <text:p/>
        </draw:line>
        <draw:frame draw:style-name="gr16" draw:text-style-name="P13" draw:layer="layout" svg:width="0.79cm" svg:height="1.668cm" svg:x="18.264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422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722cm" svg:y="8.785cm">
          <draw:text-box>
            <text:p><text:span text:style-name="T8">2.5</text:span></text:p>
          </draw:text-box>
        </draw:frame>
        <draw:line draw:style-name="gr11" draw:text-style-name="P1" draw:layer="layout" svg:x1="13.457cm" svg:y1="12.06cm" svg:x2="13.457cm" svg:y2="12.314cm">
          <text:p/>
        </draw:line>
        <draw:line draw:style-name="gr42" draw:text-style-name="P1" draw:layer="layout" svg:x1="19.507cm" svg:y1="6.16cm" svg:x2="19.507cm" svg:y2="6.414cm">
          <text:p/>
        </draw:line>
        <draw:frame draw:style-name="gr16" draw:text-style-name="P11" draw:layer="layout" svg:width="4.826cm" svg:height="1.668cm" draw:transform="rotate (1.5707963267949) translate (5.36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6.56cm 16.947cm)">
          <draw:text-box>
            <text:p><text:span text:style-name="T6">12:00</text:span></text:p>
          </draw:text-box>
        </draw:frame>
        <draw:frame draw:style-name="gr16" draw:text-style-name="P11" draw:layer="layout" svg:width="4.826cm" svg:height="1.668cm" draw:transform="rotate (1.5707963267949) translate (7.86cm 16.947cm)">
          <draw:text-box>
            <text:p><text:span text:style-name="T6">16:00</text:span></text:p>
          </draw:text-box>
        </draw:frame>
        <draw:frame draw:style-name="gr16" draw:text-style-name="P11" draw:layer="layout" svg:width="4.826cm" svg:height="1.668cm" draw:transform="rotate (1.5707963267949) translate (9.06cm 16.947cm)">
          <draw:text-box>
            <text:p><text:span text:style-name="T6">20:00</text:span></text:p>
          </draw:text-box>
        </draw:frame>
        <draw:frame draw:style-name="gr16" draw:text-style-name="P11" draw:layer="layout" svg:width="4.826cm" svg:height="1.668cm" draw:transform="rotate (1.5707963267949) translate (10.36cm 16.547cm)">
          <draw:text-box>
            <text:p><text:span text:style-name="T6">0:00</text:span></text:p>
          </draw:text-box>
        </draw:frame>
        <draw:frame draw:style-name="gr16" draw:text-style-name="P11" draw:layer="layout" svg:width="4.826cm" svg:height="1.668cm" draw:transform="rotate (1.5707963267949) translate (11.66cm 16.547cm)">
          <draw:text-box>
            <text:p><text:span text:style-name="T6">4:00</text:span></text:p>
          </draw:text-box>
        </draw:frame>
        <draw:frame draw:style-name="gr16" draw:text-style-name="P11" draw:layer="layout" svg:width="4.826cm" svg:height="1.668cm" draw:transform="rotate (1.5707963267949) translate (12.86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19.081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20.281cm 16.947cm)">
          <draw:text-box>
            <text:p><text:span text:style-name="T6">12:00</text:span></text:p>
          </draw:text-box>
        </draw:frame>
        <draw:frame draw:style-name="gr16" draw:text-style-name="P11" draw:layer="layout" svg:width="4.826cm" svg:height="1.668cm" draw:transform="rotate (1.5707963267949) translate (21.581cm 16.947cm)">
          <draw:text-box>
            <text:p><text:span text:style-name="T6">16:00</text:span></text:p>
          </draw:text-box>
        </draw:frame>
        <draw:frame draw:style-name="gr16" draw:text-style-name="P11" draw:layer="layout" svg:width="4.826cm" svg:height="1.668cm" draw:transform="rotate (1.5707963267949) translate (22.781cm 16.947cm)">
          <draw:text-box>
            <text:p><text:span text:style-name="T6">20:00</text:span></text:p>
          </draw:text-box>
        </draw:frame>
        <draw:frame draw:style-name="gr16" draw:text-style-name="P11" draw:layer="layout" svg:width="4.826cm" svg:height="1.668cm" draw:transform="rotate (1.5707963267949) translate (24.081cm 16.547cm)">
          <draw:text-box>
            <text:p><text:span text:style-name="T6">0:00</text:span></text:p>
          </draw:text-box>
        </draw:frame>
        <draw:frame draw:style-name="gr16" draw:text-style-name="P11" draw:layer="layout" svg:width="4.826cm" svg:height="1.668cm" draw:transform="rotate (1.5707963267949) translate (25.381cm 16.547cm)">
          <draw:text-box>
            <text:p><text:span text:style-name="T6">4:00</text:span></text:p>
          </draw:text-box>
        </draw:frame>
        <draw:frame draw:style-name="gr16" draw:text-style-name="P11" draw:layer="layout" svg:width="4.826cm" svg:height="1.668cm" draw:transform="rotate (1.5707963267949) translate (26.581cm 16.547cm)">
          <draw:text-box>
            <text:p><text:span text:style-name="T6">8:00</text:span></text:p>
          </draw:text-box>
        </draw:frame>
        <draw:frame draw:style-name="gr85" draw:text-style-name="P14" draw:layer="layout" svg:width="6.25cm" svg:height="2.046cm" svg:x="29.296cm" svg:y="1.546cm">
          <draw:text-box>
            <text:p><text:span text:style-name="T9">B</text:span></text:p>
          </draw:text-box>
        </draw:frame>
        <draw:frame draw:style-name="gr85" draw:text-style-name="P14" draw:layer="layout" svg:width="6.25cm" svg:height="2.046cm" svg:x="-0.104cm" svg:y="1.546cm">
          <draw:text-box>
            <text:p><text:span text:style-name="T9">A</text:span></text:p>
          </draw:text-box>
        </draw:frame>
        <draw:frame draw:style-name="gr85" draw:text-style-name="P14" draw:layer="layout" svg:width="6.25cm" svg:height="2.046cm" svg:x="7.096cm" svg:y="17.846cm">
          <draw:text-box>
            <text:p><text:span text:style-name="T9">C</text:span></text:p>
          </draw:text-box>
        </draw:frame>
        <draw:frame draw:style-name="gr85" draw:text-style-name="P14" draw:layer="layout" svg:width="6.25cm" svg:height="2.046cm" svg:x="35.096cm" svg:y="17.846cm">
          <draw:text-box>
            <text:p><text:span text:style-name="T9">D</text:span></text:p>
          </draw:text-box>
        </draw:frame>
        <draw:custom-shape draw:style-name="gr86" draw:text-style-name="P2" draw:layer="layout" svg:width="1.27cm" svg:height="1.016cm" svg:x="35.052cm" svg:y="33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052cm" svg:y="28.8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4.4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8.9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2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6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8.3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4.7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0.8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3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5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0.1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7.478cm" svg:height="13.615cm" svg:x="29.062cm" svg:y="0.317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7" draw:text-style-name="P3" draw:layer="layout" svg:width="2.073cm" svg:height="9.86cm" svg:x="28.6cm" svg:y="2.48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7.71cm" svg:height="1.377cm" svg:x="28.6cm" svg:y="-0.3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667cm" svg:height="5.567cm" draw:transform="skewX (-0.00279252680319093) rotate (-1.56660753659011) translate (37.277cm 13.2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1" draw:layer="layout" svg:width="6.25cm" svg:height="1.327cm" svg:x="32.896cm" svg:y="14.045cm">
          <draw:text-box>
            <text:p><text:span text:style-name="T6">MIDDAY</text:span></text:p>
          </draw:text-box>
        </draw:frame>
        <draw:custom-shape draw:style-name="gr49" draw:text-style-name="P4" draw:layer="layout" svg:width="0.653cm" svg:height="5.567cm" draw:transform="skewX (0.000872664625997165) rotate (-1.56660753659011) translate (43.341cm 13.2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1" draw:layer="layout" svg:width="6.258cm" svg:height="1.352cm" svg:x="39.384cm" svg:y="13.996cm">
          <draw:text-box>
            <text:p><text:span text:style-name="T6">DUSK</text:span></text:p>
          </draw:text-box>
        </draw:frame>
        <draw:custom-shape draw:style-name="gr52" draw:text-style-name="P4" draw:layer="layout" svg:width="0.653cm" svg:height="11.518cm" draw:transform="skewX (-0.000698131700797732) rotate (-1.56660753659011) translate (55.093cm 13.1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1" draw:layer="layout" svg:width="7.314cm" svg:height="2.351cm" svg:x="46.401cm" svg:y="13.972cm">
          <draw:text-box>
            <text:p><text:span text:style-name="T6">NIGHT/DAWN</text:span></text:p>
          </draw:text-box>
        </draw:frame>
        <draw:line draw:style-name="gr11" draw:text-style-name="P1" draw:layer="layout" svg:x1="31.957cm" svg:y1="10.506cm" svg:x2="33.277cm" svg:y2="10.506cm">
          <text:p/>
        </draw:line>
        <draw:frame draw:style-name="gr46" draw:text-style-name="P13" draw:layer="layout" svg:width="4.567cm" svg:height="0.954cm" draw:transform="rotate (1.5707963267949) translate (32.019cm 13.203cm)">
          <draw:text-box>
            <text:p><text:span text:style-name="T8">LD ZT4</text:span></text:p>
          </draw:text-box>
        </draw:frame>
        <draw:line draw:style-name="gr11" draw:text-style-name="P1" draw:layer="layout" svg:x1="33.904cm" svg:y1="10.506cm" svg:x2="35.224cm" svg:y2="10.506cm">
          <text:p/>
        </draw:line>
        <draw:frame draw:style-name="gr46" draw:text-style-name="P13" draw:layer="layout" svg:width="4.567cm" svg:height="0.954cm" draw:transform="rotate (1.5707963267949) translate (33.987cm 13.203cm)">
          <draw:text-box>
            <text:p><text:span text:style-name="T8">SD ZT4</text:span></text:p>
          </draw:text-box>
        </draw:frame>
        <draw:line draw:style-name="gr11" draw:text-style-name="P1" draw:layer="layout" svg:x1="35.853cm" svg:y1="10.506cm" svg:x2="37.173cm" svg:y2="10.506cm">
          <text:p/>
        </draw:line>
        <draw:frame draw:style-name="gr46" draw:text-style-name="P13" draw:layer="layout" svg:width="4.567cm" svg:height="0.954cm" draw:transform="rotate (1.5707963267949) translate (35.911cm 13.203cm)">
          <draw:text-box>
            <text:p><text:span text:style-name="T8">LD ZT8</text:span></text:p>
          </draw:text-box>
        </draw:frame>
        <draw:line draw:style-name="gr13" draw:text-style-name="P1" draw:layer="layout" svg:x1="37.8cm" svg:y1="10.506cm" svg:x2="39.12cm" svg:y2="10.506cm">
          <text:p/>
        </draw:line>
        <draw:frame draw:style-name="gr46" draw:text-style-name="P13" draw:layer="layout" svg:width="4.567cm" svg:height="0.954cm" draw:transform="rotate (1.5707963267949) translate (38cm 13.203cm)">
          <draw:text-box>
            <text:p><text:span text:style-name="T8">SD ZT8</text:span></text:p>
          </draw:text-box>
        </draw:frame>
        <draw:line draw:style-name="gr13" draw:text-style-name="P1" draw:layer="layout" svg:x1="39.878cm" svg:y1="10.506cm" svg:x2="41.198cm" svg:y2="10.506cm">
          <text:p/>
        </draw:line>
        <draw:frame draw:style-name="gr46" draw:text-style-name="P13" draw:layer="layout" svg:width="4.567cm" svg:height="0.954cm" draw:transform="rotate (1.5707963267949) translate (40.088cm 13.403cm)">
          <draw:text-box>
            <text:p><text:span text:style-name="T8">LD ZT16</text:span></text:p>
          </draw:text-box>
        </draw:frame>
        <draw:line draw:style-name="gr13" draw:text-style-name="P1" draw:layer="layout" svg:x1="41.84cm" svg:y1="10.506cm" svg:x2="43.16cm" svg:y2="10.506cm">
          <text:p/>
        </draw:line>
        <draw:frame draw:style-name="gr46" draw:text-style-name="P13" draw:layer="layout" svg:width="4.567cm" svg:height="0.954cm" draw:transform="rotate (1.5707963267949) translate (42.059cm 13.403cm)">
          <draw:text-box>
            <text:p><text:span text:style-name="T8">LD ZT12</text:span></text:p>
          </draw:text-box>
        </draw:frame>
        <draw:line draw:style-name="gr15" draw:text-style-name="P1" draw:layer="layout" svg:x1="43.774cm" svg:y1="10.506cm" svg:x2="45.094cm" svg:y2="10.506cm">
          <text:p/>
        </draw:line>
        <draw:frame draw:style-name="gr46" draw:text-style-name="P13" draw:layer="layout" svg:width="4.567cm" svg:height="0.954cm" draw:transform="rotate (1.5707963267949) translate (43.849cm 13.203cm)">
          <draw:text-box>
            <text:p><text:span text:style-name="T8">LD ZT0</text:span></text:p>
          </draw:text-box>
        </draw:frame>
        <draw:line draw:style-name="gr15" draw:text-style-name="P1" draw:layer="layout" svg:x1="45.722cm" svg:y1="10.506cm" svg:x2="47.042cm" svg:y2="10.506cm">
          <text:p/>
        </draw:line>
        <draw:frame draw:style-name="gr46" draw:text-style-name="P13" draw:layer="layout" svg:width="4.567cm" svg:height="0.954cm" draw:transform="rotate (1.5707963267949) translate (45.783cm 13.503cm)">
          <draw:text-box>
            <text:p><text:span text:style-name="T8">LD ZT20</text:span></text:p>
          </draw:text-box>
        </draw:frame>
        <draw:line draw:style-name="gr15" draw:text-style-name="P1" draw:layer="layout" svg:x1="47.799cm" svg:y1="10.506cm" svg:x2="49.119cm" svg:y2="10.506cm">
          <text:p/>
        </draw:line>
        <draw:frame draw:style-name="gr46" draw:text-style-name="P13" draw:layer="layout" svg:width="4.567cm" svg:height="0.954cm" draw:transform="rotate (1.5707963267949) translate (47.861cm 13.303cm)">
          <draw:text-box>
            <text:p><text:span text:style-name="T8">SD ZT12</text:span></text:p>
          </draw:text-box>
        </draw:frame>
        <draw:line draw:style-name="gr15" draw:text-style-name="P1" draw:layer="layout" svg:x1="49.747cm" svg:y1="10.506cm" svg:x2="51.067cm" svg:y2="10.506cm">
          <text:p/>
        </draw:line>
        <draw:frame draw:style-name="gr46" draw:text-style-name="P13" draw:layer="layout" svg:width="4.567cm" svg:height="0.954cm" draw:transform="rotate (1.5707963267949) translate (49.829cm 13.303cm)">
          <draw:text-box>
            <text:p><text:span text:style-name="T8">SD ZT16</text:span></text:p>
          </draw:text-box>
        </draw:frame>
        <draw:line draw:style-name="gr15" draw:text-style-name="P1" draw:layer="layout" svg:x1="51.695cm" svg:y1="10.506cm" svg:x2="53.015cm" svg:y2="10.506cm">
          <text:p/>
        </draw:line>
        <draw:frame draw:style-name="gr46" draw:text-style-name="P13" draw:layer="layout" svg:width="4.567cm" svg:height="0.954cm" draw:transform="rotate (1.5707963267949) translate (51.753cm 13.303cm)">
          <draw:text-box>
            <text:p><text:span text:style-name="T8">SD ZT20</text:span></text:p>
          </draw:text-box>
        </draw:frame>
        <draw:line draw:style-name="gr15" draw:text-style-name="P1" draw:layer="layout" svg:x1="53.643cm" svg:y1="10.506cm" svg:x2="54.963cm" svg:y2="10.506cm">
          <text:p/>
        </draw:line>
        <draw:frame draw:style-name="gr46" draw:text-style-name="P13" draw:layer="layout" svg:width="4.567cm" svg:height="0.954cm" draw:transform="rotate (1.5707963267949) translate (53.721cm 13.203cm)">
          <draw:text-box>
            <text:p><text:span text:style-name="T8">SD ZT0</text:span></text:p>
          </draw:text-box>
        </draw:frame>
        <draw:frame draw:style-name="gr1" draw:text-style-name="P1" draw:layer="layout" svg:width="19.123cm" svg:height="18.949cm" svg:x="6.631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20.205cm" svg:height="20.15cm" svg:x="34.368cm" svg:y="16.4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54" draw:text-style-name="P3" draw:layer="layout" svg:width="1.851cm" svg:height="9.013cm" svg:x="33.236cm" svg:y="21.8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75cm" svg:height="8.44cm" svg:x="5.588cm" svg:y="23.119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5.385cm" svg:height="1.829cm" svg:x="18.42cm" svg:y="31.746cm">
          <draw:text-box>
            <text:p><text:span text:style-name="T1">ZT0</text:span><text:span text:style-name="T4">1</text:span></text:p>
          </draw:text-box>
        </draw:frame>
        <draw:frame draw:style-name="gr57" draw:text-style-name="P5" draw:layer="layout" svg:width="5.385cm" svg:height="1.85cm" svg:x="16.418cm" svg:y="30.304cm">
          <draw:text-box>
            <text:p><text:span text:style-name="T1">ZT0</text:span><text:span text:style-name="T4">2</text:span></text:p>
          </draw:text-box>
        </draw:frame>
        <draw:frame draw:style-name="gr58" draw:text-style-name="P5" draw:layer="layout" svg:width="5.361cm" svg:height="1.842cm" svg:x="16.31cm" svg:y="33.607cm">
          <draw:text-box>
            <text:p><text:span text:style-name="T1">ZT0</text:span><text:span text:style-name="T4">3</text:span></text:p>
          </draw:text-box>
        </draw:frame>
        <draw:frame draw:style-name="gr59" draw:text-style-name="P5" draw:layer="layout" svg:width="5.361cm" svg:height="1.822cm" svg:x="10.202cm" svg:y="28.218cm">
          <draw:text-box>
            <text:p><text:span text:style-name="T1">ZT4</text:span><text:span text:style-name="T4">1</text:span></text:p>
          </draw:text-box>
        </draw:frame>
        <draw:frame draw:style-name="gr59" draw:text-style-name="P5" draw:layer="layout" svg:width="5.385cm" svg:height="1.822cm" svg:x="9.629cm" svg:y="26.671cm">
          <draw:text-box>
            <text:p><text:span text:style-name="T1">ZT4</text:span><text:span text:style-name="T4">2</text:span></text:p>
          </draw:text-box>
        </draw:frame>
        <draw:frame draw:style-name="gr59" draw:text-style-name="P5" draw:layer="layout" svg:width="5.393cm" svg:height="1.822cm" svg:x="7.727cm" svg:y="28.218cm">
          <draw:text-box>
            <text:p><text:span text:style-name="T1">ZT4</text:span><text:span text:style-name="T4">3</text:span></text:p>
          </draw:text-box>
        </draw:frame>
        <draw:frame draw:style-name="gr60" draw:text-style-name="P5" draw:layer="layout" svg:width="5.352cm" svg:height="1.849cm" svg:x="10.751cm" svg:y="23.014cm">
          <draw:text-box>
            <text:p><text:span text:style-name="T1">ZT8</text:span><text:span text:style-name="T4">2</text:span></text:p>
          </draw:text-box>
        </draw:frame>
        <draw:frame draw:style-name="gr61" draw:text-style-name="P5" draw:layer="layout" svg:width="5.385cm" svg:height="1.844cm" svg:x="8.848cm" svg:y="24.021cm">
          <draw:text-box>
            <text:p><text:span text:style-name="T1">ZT8</text:span><text:span text:style-name="T4">1</text:span></text:p>
          </draw:text-box>
        </draw:frame>
        <draw:frame draw:style-name="gr62" draw:text-style-name="P5" draw:layer="layout" svg:width="5.353cm" svg:height="1.821cm" svg:x="7.186cm" svg:y="22.368cm">
          <draw:text-box>
            <text:p><text:span text:style-name="T1">ZT8</text:span><text:span text:style-name="T4">3</text:span></text:p>
          </draw:text-box>
        </draw:frame>
        <draw:frame draw:style-name="gr58" draw:text-style-name="P5" draw:layer="layout" svg:width="5.36cm" svg:height="1.842cm" svg:x="13.086cm" svg:y="18.506cm">
          <draw:text-box>
            <text:p><text:span text:style-name="T1">ZT12</text:span><text:span text:style-name="T4">1</text:span></text:p>
          </draw:text-box>
        </draw:frame>
        <draw:frame draw:style-name="gr63" draw:text-style-name="P5" draw:layer="layout" svg:width="5.353cm" svg:height="1.816cm" svg:x="15.869cm" svg:y="18.405cm">
          <draw:text-box>
            <text:p><text:span text:style-name="T1">ZT12</text:span><text:span text:style-name="T4">2</text:span></text:p>
          </draw:text-box>
        </draw:frame>
        <draw:frame draw:style-name="gr64" draw:text-style-name="P5" draw:layer="layout" svg:width="5.385cm" svg:height="1.826cm" svg:x="12.853cm" svg:y="20.383cm">
          <draw:text-box>
            <text:p><text:span text:style-name="T1">ZT12</text:span><text:span text:style-name="T4">3</text:span></text:p>
          </draw:text-box>
        </draw:frame>
        <draw:frame draw:style-name="gr65" draw:text-style-name="P5" draw:layer="layout" svg:width="5.353cm" svg:height="1.851cm" svg:x="20.555cm" svg:y="19.479cm">
          <draw:text-box>
            <text:p><text:span text:style-name="T1">ZT16</text:span><text:span text:style-name="T4">1</text:span></text:p>
          </draw:text-box>
        </draw:frame>
        <draw:frame draw:style-name="gr66" draw:text-style-name="P5" draw:layer="layout" svg:width="5.385cm" svg:height="1.848cm" svg:x="15.637cm" svg:y="20.488cm">
          <draw:text-box>
            <text:p><text:span text:style-name="T1">ZT16</text:span><text:span text:style-name="T4">2</text:span></text:p>
          </draw:text-box>
        </draw:frame>
        <draw:frame draw:style-name="gr66" draw:text-style-name="P5" draw:layer="layout" svg:width="5.393cm" svg:height="1.848cm" svg:x="17.972cm" svg:y="22.241cm">
          <draw:text-box>
            <text:p><text:span text:style-name="T1">ZT16</text:span><text:span text:style-name="T4">3</text:span></text:p>
          </draw:text-box>
        </draw:frame>
        <draw:custom-shape draw:style-name="gr67" draw:text-style-name="P3" draw:layer="layout" svg:width="3.132cm" svg:height="8.44cm" svg:x="22.622cm" svg:y="23.119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5.353cm" svg:height="1.847cm" svg:x="20.555cm" svg:y="26.104cm">
          <draw:text-box>
            <text:p><text:span text:style-name="T1">ZT20</text:span><text:span text:style-name="T4">1</text:span></text:p>
          </draw:text-box>
        </draw:frame>
        <draw:frame draw:style-name="gr69" draw:text-style-name="P5" draw:layer="layout" svg:width="5.385cm" svg:height="1.853cm" svg:x="20.423cm" svg:y="27.545cm">
          <draw:text-box>
            <text:p><text:span text:style-name="T1">ZT20</text:span><text:span text:style-name="T4">3</text:span></text:p>
          </draw:text-box>
        </draw:frame>
        <draw:frame draw:style-name="gr68" draw:text-style-name="P5" draw:layer="layout" svg:width="5.361cm" svg:height="1.847cm" svg:x="17.531cm" svg:y="26.104cm">
          <draw:text-box>
            <text:p><text:span text:style-name="T1">ZT20</text:span><text:span text:style-name="T4">2</text:span></text:p>
          </draw:text-box>
        </draw:frame>
        <draw:frame draw:style-name="gr70" draw:text-style-name="P5" draw:layer="layout" svg:width="5.68cm" svg:height="1.965cm" svg:x="46.229cm" svg:y="32cm">
          <draw:text-box>
            <text:p><text:span text:style-name="T1">ZT8</text:span><text:span text:style-name="T4">3</text:span></text:p>
          </draw:text-box>
        </draw:frame>
        <draw:frame draw:style-name="gr70" draw:text-style-name="P5" draw:layer="layout" svg:width="5.68cm" svg:height="1.965cm" svg:x="40.941cm" svg:y="29.53cm">
          <draw:text-box>
            <text:p><text:span text:style-name="T1">ZT8</text:span><text:span text:style-name="T4">2</text:span></text:p>
          </draw:text-box>
        </draw:frame>
        <draw:frame draw:style-name="gr71" draw:text-style-name="P5" draw:layer="layout" svg:width="5.68cm" svg:height="1.966cm" svg:x="38.56cm" svg:y="26.035cm">
          <draw:text-box>
            <text:p><text:span text:style-name="T1">ZT8</text:span><text:span text:style-name="T4">1</text:span></text:p>
          </draw:text-box>
        </draw:frame>
        <draw:frame draw:style-name="gr70" draw:text-style-name="P5" draw:layer="layout" svg:width="5.68cm" svg:height="1.965cm" svg:x="37.263cm" svg:y="29.53cm">
          <draw:text-box>
            <text:p><text:span text:style-name="T1">ZT4</text:span><text:span text:style-name="T4">3</text:span></text:p>
          </draw:text-box>
        </draw:frame>
        <draw:frame draw:style-name="gr72" draw:text-style-name="P5" draw:layer="layout" svg:width="5.732cm" svg:height="1.975cm" svg:x="35.135cm" svg:y="23.305cm">
          <draw:text-box>
            <text:p><text:span text:style-name="T1">ZT4</text:span><text:span text:style-name="T4">2</text:span></text:p>
          </draw:text-box>
        </draw:frame>
        <draw:frame draw:style-name="gr73" draw:text-style-name="P5" draw:layer="layout" svg:width="5.732cm" svg:height="1.926cm" svg:x="35.135cm" svg:y="25.101cm">
          <draw:text-box>
            <text:p><text:span text:style-name="T1">ZT4</text:span><text:span text:style-name="T4">1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1" draw:text-style-name="P5" draw:layer="layout" svg:width="5.732cm" svg:height="1.966cm" svg:x="39.026cm" svg:y="21.818cm">
          <draw:text-box>
            <text:p><text:span text:style-name="T1">ZT0</text:span><text:span text:style-name="T4">2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5" draw:text-style-name="P5" draw:layer="layout" svg:width="5.68cm" svg:height="1.927cm" svg:x="44.214cm" svg:y="26.286cm">
          <draw:text-box>
            <text:p><text:span text:style-name="T1">ZT0</text:span><text:span text:style-name="T4">3</text:span></text:p>
          </draw:text-box>
        </draw:frame>
        <draw:frame draw:style-name="gr71" draw:text-style-name="P5" draw:layer="layout" svg:width="5.679cm" svg:height="1.966cm" svg:x="42.817cm" svg:y="19.348cm">
          <draw:text-box>
            <text:p><text:span text:style-name="T1">ZT20</text:span><text:span text:style-name="T4">2</text:span></text:p>
          </draw:text-box>
        </draw:frame>
        <draw:frame draw:style-name="gr76" draw:text-style-name="P5" draw:layer="layout" svg:width="5.732cm" svg:height="1.976cm" svg:x="42.917cm" svg:y="20.734cm">
          <draw:text-box>
            <text:p><text:span text:style-name="T1">ZT20</text:span><text:span text:style-name="T4">1</text:span></text:p>
          </draw:text-box>
        </draw:frame>
        <draw:frame draw:style-name="gr75" draw:text-style-name="P5" draw:layer="layout" svg:width="5.68cm" svg:height="1.927cm" svg:x="40.223cm" svg:y="24.639cm">
          <draw:text-box>
            <text:p><text:span text:style-name="T1">ZT20</text:span><text:span text:style-name="T4">3</text:span></text:p>
          </draw:text-box>
        </draw:frame>
        <draw:custom-shape draw:style-name="gr77" draw:text-style-name="P3" draw:layer="layout" svg:width="3.329cm" svg:height="9.013cm" svg:x="51.12cm" svg:y="21.89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5.68cm" svg:height="1.964cm" svg:x="46.229cm" svg:y="20.634cm">
          <draw:text-box>
            <text:p><text:span text:style-name="T1">ZT16</text:span><text:span text:style-name="T4">1</text:span></text:p>
          </draw:text-box>
        </draw:frame>
        <draw:frame draw:style-name="gr70" draw:text-style-name="P5" draw:layer="layout" svg:width="5.68cm" svg:height="1.965cm" svg:x="44.579cm" svg:y="24.851cm">
          <draw:text-box>
            <text:p><text:span text:style-name="T1">ZT16</text:span><text:span text:style-name="T4">3</text:span></text:p>
          </draw:text-box>
        </draw:frame>
        <draw:frame draw:style-name="gr76" draw:text-style-name="P5" draw:layer="layout" svg:width="5.68cm" svg:height="1.976cm" svg:x="43.069cm" svg:y="22.381cm">
          <draw:text-box>
            <text:p><text:span text:style-name="T1">ZT16</text:span><text:span text:style-name="T4">2</text:span></text:p>
          </draw:text-box>
        </draw:frame>
        <draw:frame draw:style-name="gr70" draw:text-style-name="P5" draw:layer="layout" svg:width="5.68cm" svg:height="1.965cm" svg:x="49.088cm" svg:y="23.204cm">
          <draw:text-box>
            <text:p><text:span text:style-name="T1">ZT12</text:span><text:span text:style-name="T4">3</text:span></text:p>
          </draw:text-box>
        </draw:frame>
        <draw:frame draw:style-name="gr71" draw:text-style-name="P5" draw:layer="layout" svg:width="5.68cm" svg:height="1.966cm" svg:x="49.088cm" svg:y="26.959cm">
          <draw:text-box>
            <text:p><text:span text:style-name="T1">ZT12</text:span><text:span text:style-name="T4">2</text:span></text:p>
          </draw:text-box>
        </draw:frame>
        <draw:frame draw:style-name="gr72" draw:text-style-name="P5" draw:layer="layout" svg:width="5.68cm" svg:height="1.975cm" svg:x="49.654cm" svg:y="24.74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1.168cm" svg:height="10.443cm" draw:transform="skewX (0.00907571211037052) rotate (2.65674018738577) translate (17.7241440239782cm 32.7716986272222cm)" svg:viewBox="0 0 11169 10444" draw:points="64,0 9148,6 11169,4033 7780,10127 4383,10444 0,5935">
          <text:p/>
        </draw:polygon>
        <draw:polygon draw:style-name="gr19" draw:text-style-name="P1" draw:layer="layout" svg:width="9.771cm" svg:height="6.763cm" draw:transform="skewX (-0.00872664625997166) rotate (-2.43578150408329) translate (49.1151832427247cm 25.584671724138cm)" svg:viewBox="0 0 9772 6764" draw:points="3863,6471 9772,6456 7116,866 0,0 1150,4142 2824,6764">
          <text:p/>
        </draw:polygon>
        <draw:custom-shape draw:style-name="gr79" draw:text-style-name="P3" draw:layer="layout" svg:width="9.518cm" svg:height="1.854cm" svg:x="9.693cm" svg:y="35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10.056cm" svg:height="1.979cm" svg:x="38.311cm" svg:y="35.725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68cm" svg:height="1.512cm" svg:x="41.985cm" svg:y="36.207cm">
          <draw:text-box>
            <text:p><text:span text:style-name="T5">PC1</text:span></text:p>
          </draw:text-box>
        </draw:frame>
        <draw:frame draw:style-name="gr82" draw:text-style-name="P8" draw:layer="layout" svg:width="5.385cm" svg:height="1.414cm" svg:x="14.075cm" svg:y="36.356cm">
          <draw:text-box>
            <text:p><text:span text:style-name="T5">PC1</text:span></text:p>
          </draw:text-box>
        </draw:frame>
        <draw:frame draw:style-name="gr83" draw:text-style-name="P8" draw:layer="layout" svg:width="5.303cm" svg:height="1.429cm" draw:transform="rotate (1.5707963267949) translate (5.603cm 26.924cm)">
          <draw:text-box>
            <text:p><text:span text:style-name="T5">PC2</text:span></text:p>
          </draw:text-box>
        </draw:frame>
        <draw:frame draw:style-name="gr84" draw:text-style-name="P8" draw:layer="layout" svg:width="5.674cm" svg:height="1.464cm" draw:transform="rotate (1.5707963267949) translate (33.252cm 25.971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ance 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42" draw:text-style-name="P1" draw:layer="layout" svg:x1="19.507cm" svg:y1="6.16cm" svg:x2="19.507cm" svg:y2="6.414cm">
          <text:p/>
        </draw:line>
        <draw:frame draw:style-name="gr85" draw:text-style-name="P14" draw:layer="layout" svg:width="6.25cm" svg:height="2.046cm" svg:x="29.296cm" svg:y="1.546cm">
          <draw:text-box>
            <text:p><text:span text:style-name="T9">B</text:span></text:p>
          </draw:text-box>
        </draw:frame>
        <draw:frame draw:style-name="gr85" draw:text-style-name="P14" draw:layer="layout" svg:width="6.25cm" svg:height="2.046cm" svg:x="-0.104cm" svg:y="1.546cm">
          <draw:text-box>
            <text:p><text:span text:style-name="T9">A</text:span></text:p>
          </draw:text-box>
        </draw:frame>
        <draw:frame draw:style-name="gr85" draw:text-style-name="P14" draw:layer="layout" svg:width="6.25cm" svg:height="2.046cm" svg:x="7.096cm" svg:y="17.846cm">
          <draw:text-box>
            <text:p><text:span text:style-name="T9">C</text:span></text:p>
          </draw:text-box>
        </draw:frame>
        <draw:frame draw:style-name="gr85" draw:text-style-name="P14" draw:layer="layout" svg:width="6.25cm" svg:height="2.046cm" svg:x="35.096cm" svg:y="17.846cm">
          <draw:text-box>
            <text:p><text:span text:style-name="T9">D</text:span></text:p>
          </draw:text-box>
        </draw:frame>
        <draw:custom-shape draw:style-name="gr86" draw:text-style-name="P2" draw:layer="layout" svg:width="1.27cm" svg:height="1.016cm" svg:x="35.052cm" svg:y="33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052cm" svg:y="28.8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4.4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8.9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2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6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8.3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4.7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0.8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3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5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0.19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2T11:40:19.674188410</dc:date>
    <meta:editing-duration>PT11H10M57S</meta:editing-duration>
    <meta:editing-cycles>20</meta:editing-cycles>
    <meta:generator>LibreOffice/6.4.7.2$Linux_X86_64 LibreOffice_project/40$Build-2</meta:generator>
    <meta:document-statistic meta:object-count="754"/>
  </office:meta>
</office:document-meta>
</file>